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94cm" svg:y="0.18cm">
            <draw:object draw:notify-on-update-of-ranges="Sheet1.B1:Sheet1.B1 Sheet1.B2:Sheet1.B101 Sheet1.I1:Sheet1.I1 Sheet1.I2:Sheet1.I101 Sheet1.J1:Sheet1.J1 Sheet1.J2:Sheet1.J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6cm" svg:y="0.154cm">
            <draw:object draw:notify-on-update-of-ranges="Sheet1.B1:Sheet1.B1 Sheet1.B2:Sheet1.B101 Sheet1.K1:Sheet1.K1 Sheet1.K2:Sheet1.K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9.257cm" svg:y="8.893cm">
            <draw:object draw:notify-on-update-of-ranges="Sheet1.E1:Sheet1.E1 Sheet1.E2:Sheet1.E101 Sheet1.I1:Sheet1.I1 Sheet1.I2:Sheet1.I101 Sheet1.J1:Sheet1.J1 Sheet1.J2:Sheet1.J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degeneraty</text:p>
          </table:table-cell>
          <table:table-cell office:value-type="string" calcext:value-type="string">
            <text:p>m*sqrt(m)</text:p>
          </table:table-cell>
          <table:table-cell office:value-type="string" calcext:value-type="string">
            <text:p>1/2*degeneraty</text:p>
          </table:table-cell>
          <table:table-cell office:value-type="string" calcext:value-type="string">
            <text:p>Ms//100</text:p>
          </table:table-cell>
          <table:table-cell office:value-type="string" calcext:value-type="string">
            <text:p>tiempo/deg*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09211" calcext:value-type="float">
            <text:p>0,209211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ROUND([.C2]*100)" office:value-type="float" office:value="21" calcext:value-type="float">
            <text:p>21</text:p>
          </table:table-cell>
          <table:table-cell table:formula="of:=[.C2]/[.G2]*1000" office:value-type="float" office:value="23.2456666666667" calcext:value-type="float">
            <text:p>23,245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.0413" calcext:value-type="float">
            <text:p>12,0413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formula="of:=ROUND([.C3]*100)" office:value-type="float" office:value="1204" calcext:value-type="float">
            <text:p>1204</text:p>
          </table:table-cell>
          <table:table-cell table:formula="of:=[.C3]/[.G3]*1000" office:value-type="float" office:value="286.697619047619" calcext:value-type="float">
            <text:p>286,69761904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0.524839" calcext:value-type="float">
            <text:p>0,524839</text:p>
          </table:table-cell>
          <table:table-cell/>
          <table:table-cell office:value-type="float" office:value="0.215789" calcext:value-type="float">
            <text:p>0,21578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62" calcext:value-type="float">
            <text:p>262</text:p>
          </table:table-cell>
          <table:table-cell office:value-type="float" office:value="61" calcext:value-type="float">
            <text:p>61</text:p>
          </table:table-cell>
          <table:table-cell table:formula="of:=ROUND([.C4]*100)" office:value-type="float" office:value="52" calcext:value-type="float">
            <text:p>52</text:p>
          </table:table-cell>
          <table:table-cell table:formula="of:=[.C4]/[.G4]*1000" office:value-type="float" office:value="4.2669837398374" calcext:value-type="float">
            <text:p>4,26698373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0.612033" calcext:value-type="float">
            <text:p>0,612033</text:p>
          </table:table-cell>
          <table:table-cell/>
          <table:table-cell office:value-type="float" office:value="0.16" calcext:value-type="float">
            <text:p>0,1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32" calcext:value-type="float">
            <text:p>332</text:p>
          </table:table-cell>
          <table:table-cell office:value-type="float" office:value="72" calcext:value-type="float">
            <text:p>72</text:p>
          </table:table-cell>
          <table:table-cell table:formula="of:=ROUND([.C5]*100)" office:value-type="float" office:value="61" calcext:value-type="float">
            <text:p>61</text:p>
          </table:table-cell>
          <table:table-cell table:formula="of:=[.C5]/[.G5]*1000" office:value-type="float" office:value="4.25022916666667" calcext:value-type="float">
            <text:p>4,2502291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0.888103" calcext:value-type="float">
            <text:p>0,888103</text:p>
          </table:table-cell>
          <table:table-cell/>
          <table:table-cell office:value-type="float" office:value="0.158621" calcext:value-type="float">
            <text:p>0,15862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573" calcext:value-type="float">
            <text:p>573</text:p>
          </table:table-cell>
          <table:table-cell office:value-type="float" office:value="103" calcext:value-type="float">
            <text:p>103</text:p>
          </table:table-cell>
          <table:table-cell table:formula="of:=ROUND([.C6]*100)" office:value-type="float" office:value="89" calcext:value-type="float">
            <text:p>89</text:p>
          </table:table-cell>
          <table:table-cell table:formula="of:=[.C6]/[.G6]*1000" office:value-type="float" office:value="4.29035265700483" calcext:value-type="float">
            <text:p>4,2903526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.05601" calcext:value-type="float">
            <text:p>1,05601</text:p>
          </table:table-cell>
          <table:table-cell/>
          <table:table-cell office:value-type="float" office:value="0.151261" calcext:value-type="float">
            <text:p>0,15126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53" calcext:value-type="float">
            <text:p>853</text:p>
          </table:table-cell>
          <table:table-cell office:value-type="float" office:value="180" calcext:value-type="float">
            <text:p>180</text:p>
          </table:table-cell>
          <table:table-cell table:formula="of:=ROUND([.C7]*100)" office:value-type="float" office:value="106" calcext:value-type="float">
            <text:p>106</text:p>
          </table:table-cell>
          <table:table-cell table:formula="of:=[.C7]/[.G7]*1000" office:value-type="float" office:value="2.93336111111111" calcext:value-type="float">
            <text:p>2,933361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.35162" calcext:value-type="float">
            <text:p>1,35162</text:p>
          </table:table-cell>
          <table:table-cell/>
          <table:table-cell office:value-type="float" office:value="0.144872" calcext:value-type="float">
            <text:p>0,144872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201" calcext:value-type="float">
            <text:p>1201</text:p>
          </table:table-cell>
          <table:table-cell office:value-type="float" office:value="226" calcext:value-type="float">
            <text:p>226</text:p>
          </table:table-cell>
          <table:table-cell table:formula="of:=ROUND([.C8]*100)" office:value-type="float" office:value="135" calcext:value-type="float">
            <text:p>135</text:p>
          </table:table-cell>
          <table:table-cell table:formula="of:=[.C8]/[.G8]*1000" office:value-type="float" office:value="2.99030973451327" calcext:value-type="float">
            <text:p>2,99030973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" calcext:value-type="float">
            <text:p>148</text:p>
          </table:table-cell>
          <table:table-cell office:value-type="float" office:value="2.14143" calcext:value-type="float">
            <text:p>2,14143</text:p>
          </table:table-cell>
          <table:table-cell/>
          <table:table-cell office:value-type="float" office:value="0.149495" calcext:value-type="float">
            <text:p>0,149495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800" calcext:value-type="float">
            <text:p>1800</text:p>
          </table:table-cell>
          <table:table-cell office:value-type="float" office:value="370" calcext:value-type="float">
            <text:p>370</text:p>
          </table:table-cell>
          <table:table-cell table:formula="of:=ROUND([.C9]*100)" office:value-type="float" office:value="214" calcext:value-type="float">
            <text:p>214</text:p>
          </table:table-cell>
          <table:table-cell table:formula="of:=[.C9]/[.G9]*1000" office:value-type="float" office:value="2.89382432432432" calcext:value-type="float">
            <text:p>2,8938243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3.03754" calcext:value-type="float">
            <text:p>3,03754</text:p>
          </table:table-cell>
          <table:table-cell/>
          <table:table-cell office:value-type="float" office:value="0.157551" calcext:value-type="float">
            <text:p>0,157551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2681" calcext:value-type="float">
            <text:p>2681</text:p>
          </table:table-cell>
          <table:table-cell office:value-type="float" office:value="482" calcext:value-type="float">
            <text:p>482</text:p>
          </table:table-cell>
          <table:table-cell table:formula="of:=ROUND([.C10]*100)" office:value-type="float" office:value="304" calcext:value-type="float">
            <text:p>304</text:p>
          </table:table-cell>
          <table:table-cell table:formula="of:=[.C10]/[.G10]*1000" office:value-type="float" office:value="3.14770984455959" calcext:value-type="float">
            <text:p>3,14770984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3.42145" calcext:value-type="float">
            <text:p>3,42145</text:p>
          </table:table-cell>
          <table:table-cell/>
          <table:table-cell office:value-type="float" office:value="0.142761" calcext:value-type="float">
            <text:p>0,142761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3086" calcext:value-type="float">
            <text:p>3086</text:p>
          </table:table-cell>
          <table:table-cell office:value-type="float" office:value="530" calcext:value-type="float">
            <text:p>530</text:p>
          </table:table-cell>
          <table:table-cell table:formula="of:=ROUND([.C11]*100)" office:value-type="float" office:value="342" calcext:value-type="float">
            <text:p>342</text:p>
          </table:table-cell>
          <table:table-cell table:formula="of:=[.C11]/[.G11]*1000" office:value-type="float" office:value="3.22778301886792" calcext:value-type="float">
            <text:p>3,22778301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" calcext:value-type="float">
            <text:p>244</text:p>
          </table:table-cell>
          <table:table-cell office:value-type="float" office:value="5.0232" calcext:value-type="float">
            <text:p>5,0232</text:p>
          </table:table-cell>
          <table:table-cell/>
          <table:table-cell office:value-type="float" office:value="0.137853" calcext:value-type="float">
            <text:p>0,137853</text:p>
          </table:table-cell>
          <table:table-cell/>
          <table:table-cell office:value-type="float" office:value="1464" calcext:value-type="float">
            <text:p>1464</text:p>
          </table:table-cell>
          <table:table-cell office:value-type="float" office:value="3811" calcext:value-type="float">
            <text:p>3811</text:p>
          </table:table-cell>
          <table:table-cell office:value-type="float" office:value="732" calcext:value-type="float">
            <text:p>732</text:p>
          </table:table-cell>
          <table:table-cell table:formula="of:=ROUND([.C12]*100)" office:value-type="float" office:value="502" calcext:value-type="float">
            <text:p>502</text:p>
          </table:table-cell>
          <table:table-cell table:formula="of:=[.C12]/[.G12]*1000" office:value-type="float" office:value="3.43114754098361" calcext:value-type="float">
            <text:p>3,4311475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8" calcext:value-type="float">
            <text:p>328</text:p>
          </table:table-cell>
          <table:table-cell office:value-type="float" office:value="5.8579" calcext:value-type="float">
            <text:p>5,8579</text:p>
          </table:table-cell>
          <table:table-cell/>
          <table:table-cell office:value-type="float" office:value="0.157692" calcext:value-type="float">
            <text:p>0,157692</text:p>
          </table:table-cell>
          <table:table-cell/>
          <table:table-cell office:value-type="float" office:value="2296" calcext:value-type="float">
            <text:p>2296</text:p>
          </table:table-cell>
          <table:table-cell office:value-type="float" office:value="5940" calcext:value-type="float">
            <text:p>5940</text:p>
          </table:table-cell>
          <table:table-cell office:value-type="float" office:value="1148" calcext:value-type="float">
            <text:p>1148</text:p>
          </table:table-cell>
          <table:table-cell table:formula="of:=ROUND([.C13]*100)" office:value-type="float" office:value="586" calcext:value-type="float">
            <text:p>586</text:p>
          </table:table-cell>
          <table:table-cell table:formula="of:=[.C13]/[.G13]*1000" office:value-type="float" office:value="2.55135017421603" calcext:value-type="float">
            <text:p>2,55135017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6.53486" calcext:value-type="float">
            <text:p>6,53486</text:p>
          </table:table-cell>
          <table:table-cell/>
          <table:table-cell office:value-type="float" office:value="0.149482" calcext:value-type="float">
            <text:p>0,149482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6859" calcext:value-type="float">
            <text:p>6859</text:p>
          </table:table-cell>
          <table:table-cell office:value-type="float" office:value="1263" calcext:value-type="float">
            <text:p>1263</text:p>
          </table:table-cell>
          <table:table-cell table:formula="of:=ROUND([.C14]*100)" office:value-type="float" office:value="653" calcext:value-type="float">
            <text:p>653</text:p>
          </table:table-cell>
          <table:table-cell table:formula="of:=[.C14]/[.G14]*1000" office:value-type="float" office:value="2.58601503759398" calcext:value-type="float">
            <text:p>2,58601503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office:value-type="float" office:value="6.5374" calcext:value-type="float">
            <text:p>6,5374</text:p>
          </table:table-cell>
          <table:table-cell/>
          <table:table-cell office:value-type="float" office:value="0.134775" calcext:value-type="float">
            <text:p>0,134775</text:p>
          </table:table-cell>
          <table:table-cell/>
          <table:table-cell office:value-type="float" office:value="2618" calcext:value-type="float">
            <text:p>2618</text:p>
          </table:table-cell>
          <table:table-cell office:value-type="float" office:value="7232" calcext:value-type="float">
            <text:p>7232</text:p>
          </table:table-cell>
          <table:table-cell office:value-type="float" office:value="1309" calcext:value-type="float">
            <text:p>1309</text:p>
          </table:table-cell>
          <table:table-cell table:formula="of:=ROUND([.C15]*100)" office:value-type="float" office:value="654" calcext:value-type="float">
            <text:p>654</text:p>
          </table:table-cell>
          <table:table-cell table:formula="of:=[.C15]/[.G15]*1000" office:value-type="float" office:value="2.49709702062643" calcext:value-type="float">
            <text:p>2,49709702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6" calcext:value-type="float">
            <text:p>446</text:p>
          </table:table-cell>
          <table:table-cell office:value-type="float" office:value="7.95692" calcext:value-type="float">
            <text:p>7,95692</text:p>
          </table:table-cell>
          <table:table-cell/>
          <table:table-cell office:value-type="float" office:value="0.141139" calcext:value-type="float">
            <text:p>0,141139</text:p>
          </table:table-cell>
          <table:table-cell/>
          <table:table-cell office:value-type="float" office:value="3568" calcext:value-type="float">
            <text:p>3568</text:p>
          </table:table-cell>
          <table:table-cell office:value-type="float" office:value="9418" calcext:value-type="float">
            <text:p>9418</text:p>
          </table:table-cell>
          <table:table-cell office:value-type="float" office:value="1784" calcext:value-type="float">
            <text:p>1784</text:p>
          </table:table-cell>
          <table:table-cell table:formula="of:=ROUND([.C16]*100)" office:value-type="float" office:value="796" calcext:value-type="float">
            <text:p>796</text:p>
          </table:table-cell>
          <table:table-cell table:formula="of:=[.C16]/[.G16]*1000" office:value-type="float" office:value="2.23007847533632" calcext:value-type="float">
            <text:p>2,23007847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7" calcext:value-type="float">
            <text:p>527</text:p>
          </table:table-cell>
          <table:table-cell office:value-type="float" office:value="10.0008" calcext:value-type="float">
            <text:p>10,0008</text:p>
          </table:table-cell>
          <table:table-cell/>
          <table:table-cell office:value-type="float" office:value="0.147619" calcext:value-type="float">
            <text:p>0,147619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12098" calcext:value-type="float">
            <text:p>12098</text:p>
          </table:table-cell>
          <table:table-cell office:value-type="float" office:value="2371" calcext:value-type="float">
            <text:p>2371</text:p>
          </table:table-cell>
          <table:table-cell table:formula="of:=ROUND([.C17]*100)" office:value-type="float" office:value="1000" calcext:value-type="float">
            <text:p>1000</text:p>
          </table:table-cell>
          <table:table-cell table:formula="of:=[.C17]/[.G17]*1000" office:value-type="float" office:value="2.10853889943074" calcext:value-type="float">
            <text:p>2,1085388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7" calcext:value-type="float">
            <text:p>617</text:p>
          </table:table-cell>
          <table:table-cell office:value-type="float" office:value="12.2451" calcext:value-type="float">
            <text:p>12,2451</text:p>
          </table:table-cell>
          <table:table-cell/>
          <table:table-cell office:value-type="float" office:value="0.154057" calcext:value-type="float">
            <text:p>0,15405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5325" calcext:value-type="float">
            <text:p>15325</text:p>
          </table:table-cell>
          <table:table-cell office:value-type="float" office:value="3085" calcext:value-type="float">
            <text:p>3085</text:p>
          </table:table-cell>
          <table:table-cell table:formula="of:=ROUND([.C18]*100)" office:value-type="float" office:value="1225" calcext:value-type="float">
            <text:p>1225</text:p>
          </table:table-cell>
          <table:table-cell table:formula="of:=[.C18]/[.G18]*1000" office:value-type="float" office:value="1.98461912479741" calcext:value-type="float">
            <text:p>1,98461912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8" calcext:value-type="float">
            <text:p>688</text:p>
          </table:table-cell>
          <table:table-cell office:value-type="float" office:value="15.5792" calcext:value-type="float">
            <text:p>15,5792</text:p>
          </table:table-cell>
          <table:table-cell/>
          <table:table-cell office:value-type="float" office:value="0.154087" calcext:value-type="float">
            <text:p>0,154087</text:p>
          </table:table-cell>
          <table:table-cell/>
          <table:table-cell office:value-type="float" office:value="7568" calcext:value-type="float">
            <text:p>7568</text:p>
          </table:table-cell>
          <table:table-cell office:value-type="float" office:value="18046" calcext:value-type="float">
            <text:p>18046</text:p>
          </table:table-cell>
          <table:table-cell office:value-type="float" office:value="3784" calcext:value-type="float">
            <text:p>3784</text:p>
          </table:table-cell>
          <table:table-cell table:formula="of:=ROUND([.C19]*100)" office:value-type="float" office:value="1558" calcext:value-type="float">
            <text:p>1558</text:p>
          </table:table-cell>
          <table:table-cell table:formula="of:=[.C19]/[.G19]*1000" office:value-type="float" office:value="2.05856236786469" calcext:value-type="float">
            <text:p>2,05856236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2" calcext:value-type="float">
            <text:p>792</text:p>
          </table:table-cell>
          <table:table-cell office:value-type="float" office:value="18.3085" calcext:value-type="float">
            <text:p>18,3085</text:p>
          </table:table-cell>
          <table:table-cell/>
          <table:table-cell office:value-type="float" office:value="0.16" calcext:value-type="float">
            <text:p>0,16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22288" calcext:value-type="float">
            <text:p>22288</text:p>
          </table:table-cell>
          <table:table-cell office:value-type="float" office:value="4356" calcext:value-type="float">
            <text:p>4356</text:p>
          </table:table-cell>
          <table:table-cell table:formula="of:=ROUND([.C20]*100)" office:value-type="float" office:value="1831" calcext:value-type="float">
            <text:p>1831</text:p>
          </table:table-cell>
          <table:table-cell table:formula="of:=[.C20]/[.G20]*1000" office:value-type="float" office:value="2.10152662993572" calcext:value-type="float">
            <text:p>2,10152662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9" calcext:value-type="float">
            <text:p>829</text:p>
          </table:table-cell>
          <table:table-cell office:value-type="float" office:value="18.314" calcext:value-type="float">
            <text:p>18,314</text:p>
          </table:table-cell>
          <table:table-cell/>
          <table:table-cell office:value-type="float" office:value="0.151832" calcext:value-type="float">
            <text:p>0,151832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23868" calcext:value-type="float">
            <text:p>23868</text:p>
          </table:table-cell>
          <table:table-cell office:value-type="float" office:value="4559" calcext:value-type="float">
            <text:p>4559</text:p>
          </table:table-cell>
          <table:table-cell table:formula="of:=ROUND([.C21]*100)" office:value-type="float" office:value="1831" calcext:value-type="float">
            <text:p>1831</text:p>
          </table:table-cell>
          <table:table-cell table:formula="of:=[.C21]/[.G21]*1000" office:value-type="float" office:value="2.00833424717623" calcext:value-type="float">
            <text:p>2,00833424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office:value-type="float" office:value="19.9789" calcext:value-type="float">
            <text:p>19,9789</text:p>
          </table:table-cell>
          <table:table-cell/>
          <table:table-cell office:value-type="float" office:value="0.146789" calcext:value-type="float">
            <text:p>0,146789</text:p>
          </table:table-cell>
          <table:table-cell/>
          <table:table-cell office:value-type="float" office:value="9680" calcext:value-type="float">
            <text:p>9680</text:p>
          </table:table-cell>
          <table:table-cell office:value-type="float" office:value="26105" calcext:value-type="float">
            <text:p>26105</text:p>
          </table:table-cell>
          <table:table-cell office:value-type="float" office:value="4840" calcext:value-type="float">
            <text:p>4840</text:p>
          </table:table-cell>
          <table:table-cell table:formula="of:=ROUND([.C22]*100)" office:value-type="float" office:value="1998" calcext:value-type="float">
            <text:p>1998</text:p>
          </table:table-cell>
          <table:table-cell table:formula="of:=[.C22]/[.G22]*1000" office:value-type="float" office:value="2.06393595041322" calcext:value-type="float">
            <text:p>2,06393595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70" calcext:value-type="float">
            <text:p>970</text:p>
          </table:table-cell>
          <table:table-cell office:value-type="float" office:value="22.714" calcext:value-type="float">
            <text:p>22,714</text:p>
          </table:table-cell>
          <table:table-cell/>
          <table:table-cell office:value-type="float" office:value="0.147979" calcext:value-type="float">
            <text:p>0,147979</text:p>
          </table:table-cell>
          <table:table-cell/>
          <table:table-cell office:value-type="float" office:value="11640" calcext:value-type="float">
            <text:p>11640</text:p>
          </table:table-cell>
          <table:table-cell office:value-type="float" office:value="30210" calcext:value-type="float">
            <text:p>30210</text:p>
          </table:table-cell>
          <table:table-cell office:value-type="float" office:value="5820" calcext:value-type="float">
            <text:p>5820</text:p>
          </table:table-cell>
          <table:table-cell table:formula="of:=ROUND([.C23]*100)" office:value-type="float" office:value="2271" calcext:value-type="float">
            <text:p>2271</text:p>
          </table:table-cell>
          <table:table-cell table:formula="of:=[.C23]/[.G23]*1000" office:value-type="float" office:value="1.95137457044674" calcext:value-type="float">
            <text:p>1,95137457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8" calcext:value-type="float">
            <text:p>1068</text:p>
          </table:table-cell>
          <table:table-cell office:value-type="float" office:value="26.1987" calcext:value-type="float">
            <text:p>26,1987</text:p>
          </table:table-cell>
          <table:table-cell/>
          <table:table-cell office:value-type="float" office:value="0.14958" calcext:value-type="float">
            <text:p>0,14958</text:p>
          </table:table-cell>
          <table:table-cell/>
          <table:table-cell office:value-type="float" office:value="13884" calcext:value-type="float">
            <text:p>13884</text:p>
          </table:table-cell>
          <table:table-cell office:value-type="float" office:value="34902" calcext:value-type="float">
            <text:p>34902</text:p>
          </table:table-cell>
          <table:table-cell office:value-type="float" office:value="6942" calcext:value-type="float">
            <text:p>6942</text:p>
          </table:table-cell>
          <table:table-cell table:formula="of:=ROUND([.C24]*100)" office:value-type="float" office:value="2620" calcext:value-type="float">
            <text:p>2620</text:p>
          </table:table-cell>
          <table:table-cell table:formula="of:=[.C24]/[.G24]*1000" office:value-type="float" office:value="1.88697061365601" calcext:value-type="float">
            <text:p>1,88697061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59" calcext:value-type="float">
            <text:p>1159</text:p>
          </table:table-cell>
          <table:table-cell office:value-type="float" office:value="29.1107" calcext:value-type="float">
            <text:p>29,1107</text:p>
          </table:table-cell>
          <table:table-cell/>
          <table:table-cell office:value-type="float" office:value="0.149548" calcext:value-type="float">
            <text:p>0,149548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39457" calcext:value-type="float">
            <text:p>39457</text:p>
          </table:table-cell>
          <table:table-cell office:value-type="float" office:value="8113" calcext:value-type="float">
            <text:p>8113</text:p>
          </table:table-cell>
          <table:table-cell table:formula="of:=ROUND([.C25]*100)" office:value-type="float" office:value="2911" calcext:value-type="float">
            <text:p>2911</text:p>
          </table:table-cell>
          <table:table-cell table:formula="of:=[.C25]/[.G25]*1000" office:value-type="float" office:value="1.79407740663133" calcext:value-type="float">
            <text:p>1,79407740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4" calcext:value-type="float">
            <text:p>1254</text:p>
          </table:table-cell>
          <table:table-cell office:value-type="float" office:value="32.6674" calcext:value-type="float">
            <text:p>32,6674</text:p>
          </table:table-cell>
          <table:table-cell/>
          <table:table-cell office:value-type="float" office:value="0.149553" calcext:value-type="float">
            <text:p>0,149553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44406" calcext:value-type="float">
            <text:p>44406</text:p>
          </table:table-cell>
          <table:table-cell office:value-type="float" office:value="8778" calcext:value-type="float">
            <text:p>8778</text:p>
          </table:table-cell>
          <table:table-cell table:formula="of:=ROUND([.C26]*100)" office:value-type="float" office:value="3267" calcext:value-type="float">
            <text:p>3267</text:p>
          </table:table-cell>
          <table:table-cell table:formula="of:=[.C26]/[.G26]*1000" office:value-type="float" office:value="1.86075415812258" calcext:value-type="float">
            <text:p>1,86075415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73" calcext:value-type="float">
            <text:p>1373</text:p>
          </table:table-cell>
          <table:table-cell office:value-type="float" office:value="37.2063" calcext:value-type="float">
            <text:p>37,2063</text:p>
          </table:table-cell>
          <table:table-cell/>
          <table:table-cell office:value-type="float" office:value="0.151797" calcext:value-type="float">
            <text:p>0,151797</text:p>
          </table:table-cell>
          <table:table-cell/>
          <table:table-cell office:value-type="float" office:value="20595" calcext:value-type="float">
            <text:p>20595</text:p>
          </table:table-cell>
          <table:table-cell office:value-type="float" office:value="50875" calcext:value-type="float">
            <text:p>50875</text:p>
          </table:table-cell>
          <table:table-cell office:value-type="float" office:value="10297" calcext:value-type="float">
            <text:p>10297</text:p>
          </table:table-cell>
          <table:table-cell table:formula="of:=ROUND([.C27]*100)" office:value-type="float" office:value="3721" calcext:value-type="float">
            <text:p>3721</text:p>
          </table:table-cell>
          <table:table-cell table:formula="of:=[.C27]/[.G27]*1000" office:value-type="float" office:value="1.80656955571741" calcext:value-type="float">
            <text:p>1,80656955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67" calcext:value-type="float">
            <text:p>1467</text:p>
          </table:table-cell>
          <table:table-cell office:value-type="float" office:value="41.0211" calcext:value-type="float">
            <text:p>41,0211</text:p>
          </table:table-cell>
          <table:table-cell/>
          <table:table-cell office:value-type="float" office:value="0.150771" calcext:value-type="float">
            <text:p>0,150771</text:p>
          </table:table-cell>
          <table:table-cell/>
          <table:table-cell office:value-type="float" office:value="22005" calcext:value-type="float">
            <text:p>22005</text:p>
          </table:table-cell>
          <table:table-cell office:value-type="float" office:value="56188" calcext:value-type="float">
            <text:p>56188</text:p>
          </table:table-cell>
          <table:table-cell office:value-type="float" office:value="11002" calcext:value-type="float">
            <text:p>11002</text:p>
          </table:table-cell>
          <table:table-cell table:formula="of:=ROUND([.C28]*100)" office:value-type="float" office:value="4102" calcext:value-type="float">
            <text:p>4102</text:p>
          </table:table-cell>
          <table:table-cell table:formula="of:=[.C28]/[.G28]*1000" office:value-type="float" office:value="1.8641717791411" calcext:value-type="float">
            <text:p>1,86417177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94" calcext:value-type="float">
            <text:p>1594</text:p>
          </table:table-cell>
          <table:table-cell office:value-type="float" office:value="45.3015" calcext:value-type="float">
            <text:p>45,3015</text:p>
          </table:table-cell>
          <table:table-cell/>
          <table:table-cell office:value-type="float" office:value="0.152682" calcext:value-type="float">
            <text:p>0,152682</text:p>
          </table:table-cell>
          <table:table-cell/>
          <table:table-cell office:value-type="float" office:value="25504" calcext:value-type="float">
            <text:p>25504</text:p>
          </table:table-cell>
          <table:table-cell office:value-type="float" office:value="63640" calcext:value-type="float">
            <text:p>63640</text:p>
          </table:table-cell>
          <table:table-cell office:value-type="float" office:value="12752" calcext:value-type="float">
            <text:p>12752</text:p>
          </table:table-cell>
          <table:table-cell table:formula="of:=ROUND([.C29]*100)" office:value-type="float" office:value="4530" calcext:value-type="float">
            <text:p>4530</text:p>
          </table:table-cell>
          <table:table-cell table:formula="of:=[.C29]/[.G29]*1000" office:value-type="float" office:value="1.77625078419072" calcext:value-type="float">
            <text:p>1,7762507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76" calcext:value-type="float">
            <text:p>1676</text:p>
          </table:table-cell>
          <table:table-cell office:value-type="float" office:value="49.8602" calcext:value-type="float">
            <text:p>49,8602</text:p>
          </table:table-cell>
          <table:table-cell/>
          <table:table-cell office:value-type="float" office:value="0.149978" calcext:value-type="float">
            <text:p>0,149978</text:p>
          </table:table-cell>
          <table:table-cell/>
          <table:table-cell office:value-type="float" office:value="28492" calcext:value-type="float">
            <text:p>28492</text:p>
          </table:table-cell>
          <table:table-cell office:value-type="float" office:value="68613" calcext:value-type="float">
            <text:p>68613</text:p>
          </table:table-cell>
          <table:table-cell office:value-type="float" office:value="14246" calcext:value-type="float">
            <text:p>14246</text:p>
          </table:table-cell>
          <table:table-cell table:formula="of:=ROUND([.C30]*100)" office:value-type="float" office:value="4986" calcext:value-type="float">
            <text:p>4986</text:p>
          </table:table-cell>
          <table:table-cell table:formula="of:=[.C30]/[.G30]*1000" office:value-type="float" office:value="1.749971921943" calcext:value-type="float">
            <text:p>1,74997192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73" calcext:value-type="float">
            <text:p>1773</text:p>
          </table:table-cell>
          <table:table-cell office:value-type="float" office:value="52.3419" calcext:value-type="float">
            <text:p>52,3419</text:p>
          </table:table-cell>
          <table:table-cell/>
          <table:table-cell office:value-type="float" office:value="0.148555" calcext:value-type="float">
            <text:p>0,148555</text:p>
          </table:table-cell>
          <table:table-cell/>
          <table:table-cell office:value-type="float" office:value="28368" calcext:value-type="float">
            <text:p>28368</text:p>
          </table:table-cell>
          <table:table-cell office:value-type="float" office:value="74655" calcext:value-type="float">
            <text:p>74655</text:p>
          </table:table-cell>
          <table:table-cell office:value-type="float" office:value="14184" calcext:value-type="float">
            <text:p>14184</text:p>
          </table:table-cell>
          <table:table-cell table:formula="of:=ROUND([.C31]*100)" office:value-type="float" office:value="5234" calcext:value-type="float">
            <text:p>5234</text:p>
          </table:table-cell>
          <table:table-cell table:formula="of:=[.C31]/[.G31]*1000" office:value-type="float" office:value="1.84510363790186" calcext:value-type="float">
            <text:p>1,84510363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63" calcext:value-type="float">
            <text:p>1863</text:p>
          </table:table-cell>
          <table:table-cell office:value-type="float" office:value="56.019" calcext:value-type="float">
            <text:p>56,019</text:p>
          </table:table-cell>
          <table:table-cell/>
          <table:table-cell office:value-type="float" office:value="0.146462" calcext:value-type="float">
            <text:p>0,146462</text:p>
          </table:table-cell>
          <table:table-cell/>
          <table:table-cell office:value-type="float" office:value="29808" calcext:value-type="float">
            <text:p>29808</text:p>
          </table:table-cell>
          <table:table-cell office:value-type="float" office:value="80411" calcext:value-type="float">
            <text:p>80411</text:p>
          </table:table-cell>
          <table:table-cell office:value-type="float" office:value="14904" calcext:value-type="float">
            <text:p>14904</text:p>
          </table:table-cell>
          <table:table-cell table:formula="of:=ROUND([.C32]*100)" office:value-type="float" office:value="5602" calcext:value-type="float">
            <text:p>5602</text:p>
          </table:table-cell>
          <table:table-cell table:formula="of:=[.C32]/[.G32]*1000" office:value-type="float" office:value="1.87932769726248" calcext:value-type="float">
            <text:p>1,87932769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83" calcext:value-type="float">
            <text:p>2083</text:p>
          </table:table-cell>
          <table:table-cell office:value-type="float" office:value="66.3679" calcext:value-type="float">
            <text:p>66,3679</text:p>
          </table:table-cell>
          <table:table-cell/>
          <table:table-cell office:value-type="float" office:value="0.153954" calcext:value-type="float">
            <text:p>0,153954</text:p>
          </table:table-cell>
          <table:table-cell/>
          <table:table-cell office:value-type="float" office:value="37494" calcext:value-type="float">
            <text:p>37494</text:p>
          </table:table-cell>
          <table:table-cell office:value-type="float" office:value="95067" calcext:value-type="float">
            <text:p>95067</text:p>
          </table:table-cell>
          <table:table-cell office:value-type="float" office:value="18747" calcext:value-type="float">
            <text:p>18747</text:p>
          </table:table-cell>
          <table:table-cell table:formula="of:=ROUND([.C33]*100)" office:value-type="float" office:value="6637" calcext:value-type="float">
            <text:p>6637</text:p>
          </table:table-cell>
          <table:table-cell table:formula="of:=[.C33]/[.G33]*1000" office:value-type="float" office:value="1.77009388168774" calcext:value-type="float">
            <text:p>1,77009388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90" calcext:value-type="float">
            <text:p>2190</text:p>
          </table:table-cell>
          <table:table-cell office:value-type="float" office:value="71.6204" calcext:value-type="float">
            <text:p>71,6204</text:p>
          </table:table-cell>
          <table:table-cell/>
          <table:table-cell office:value-type="float" office:value="0.152454" calcext:value-type="float">
            <text:p>0,152454</text:p>
          </table:table-cell>
          <table:table-cell/>
          <table:table-cell office:value-type="float" office:value="41610" calcext:value-type="float">
            <text:p>41610</text:p>
          </table:table-cell>
          <table:table-cell office:value-type="float" office:value="102486" calcext:value-type="float">
            <text:p>102486</text:p>
          </table:table-cell>
          <table:table-cell office:value-type="float" office:value="20805" calcext:value-type="float">
            <text:p>20805</text:p>
          </table:table-cell>
          <table:table-cell table:formula="of:=ROUND([.C34]*100)" office:value-type="float" office:value="7162" calcext:value-type="float">
            <text:p>7162</text:p>
          </table:table-cell>
          <table:table-cell table:formula="of:=[.C34]/[.G34]*1000" office:value-type="float" office:value="1.72123047344388" calcext:value-type="float">
            <text:p>1,72123047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94" calcext:value-type="float">
            <text:p>2194</text:p>
          </table:table-cell>
          <table:table-cell office:value-type="float" office:value="69.9453" calcext:value-type="float">
            <text:p>69,9453</text:p>
          </table:table-cell>
          <table:table-cell/>
          <table:table-cell office:value-type="float" office:value="0.144105" calcext:value-type="float">
            <text:p>0,144105</text:p>
          </table:table-cell>
          <table:table-cell/>
          <table:table-cell office:value-type="float" office:value="41686" calcext:value-type="float">
            <text:p>41686</text:p>
          </table:table-cell>
          <table:table-cell office:value-type="float" office:value="102767" calcext:value-type="float">
            <text:p>102767</text:p>
          </table:table-cell>
          <table:table-cell office:value-type="float" office:value="20843" calcext:value-type="float">
            <text:p>20843</text:p>
          </table:table-cell>
          <table:table-cell table:formula="of:=ROUND([.C35]*100)" office:value-type="float" office:value="6995" calcext:value-type="float">
            <text:p>6995</text:p>
          </table:table-cell>
          <table:table-cell table:formula="of:=[.C35]/[.G35]*1000" office:value-type="float" office:value="1.67790865038622" calcext:value-type="float">
            <text:p>1,67790865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71" calcext:value-type="float">
            <text:p>2371</text:p>
          </table:table-cell>
          <table:table-cell office:value-type="float" office:value="78.3757" calcext:value-type="float">
            <text:p>78,3757</text:p>
          </table:table-cell>
          <table:table-cell/>
          <table:table-cell office:value-type="float" office:value="0.147176" calcext:value-type="float">
            <text:p>0,147176</text:p>
          </table:table-cell>
          <table:table-cell/>
          <table:table-cell office:value-type="float" office:value="45049" calcext:value-type="float">
            <text:p>45049</text:p>
          </table:table-cell>
          <table:table-cell office:value-type="float" office:value="115450" calcext:value-type="float">
            <text:p>115450</text:p>
          </table:table-cell>
          <table:table-cell office:value-type="float" office:value="22524" calcext:value-type="float">
            <text:p>22524</text:p>
          </table:table-cell>
          <table:table-cell table:formula="of:=ROUND([.C36]*100)" office:value-type="float" office:value="7838" calcext:value-type="float">
            <text:p>7838</text:p>
          </table:table-cell>
          <table:table-cell table:formula="of:=[.C36]/[.G36]*1000" office:value-type="float" office:value="1.73978778663233" calcext:value-type="float">
            <text:p>1,73978778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08" calcext:value-type="float">
            <text:p>2508</text:p>
          </table:table-cell>
          <table:table-cell office:value-type="float" office:value="85.3314" calcext:value-type="float">
            <text:p>85,3314</text:p>
          </table:table-cell>
          <table:table-cell/>
          <table:table-cell office:value-type="float" office:value="0.147356" calcext:value-type="float">
            <text:p>0,147356</text:p>
          </table:table-cell>
          <table:table-cell/>
          <table:table-cell office:value-type="float" office:value="47652" calcext:value-type="float">
            <text:p>47652</text:p>
          </table:table-cell>
          <table:table-cell office:value-type="float" office:value="125600" calcext:value-type="float">
            <text:p>125600</text:p>
          </table:table-cell>
          <table:table-cell office:value-type="float" office:value="23826" calcext:value-type="float">
            <text:p>23826</text:p>
          </table:table-cell>
          <table:table-cell table:formula="of:=ROUND([.C37]*100)" office:value-type="float" office:value="8533" calcext:value-type="float">
            <text:p>8533</text:p>
          </table:table-cell>
          <table:table-cell table:formula="of:=[.C37]/[.G37]*1000" office:value-type="float" office:value="1.79072022160665" calcext:value-type="float">
            <text:p>1,79072022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35" calcext:value-type="float">
            <text:p>2735</text:p>
          </table:table-cell>
          <table:table-cell office:value-type="float" office:value="86.0327" calcext:value-type="float">
            <text:p>86,0327</text:p>
          </table:table-cell>
          <table:table-cell/>
          <table:table-cell office:value-type="float" office:value="0.152325" calcext:value-type="float">
            <text:p>0,152325</text:p>
          </table:table-cell>
          <table:table-cell/>
          <table:table-cell office:value-type="float" office:value="57435" calcext:value-type="float">
            <text:p>57435</text:p>
          </table:table-cell>
          <table:table-cell office:value-type="float" office:value="143032" calcext:value-type="float">
            <text:p>143032</text:p>
          </table:table-cell>
          <table:table-cell office:value-type="float" office:value="28717" calcext:value-type="float">
            <text:p>28717</text:p>
          </table:table-cell>
          <table:table-cell table:formula="of:=ROUND([.C38]*100)" office:value-type="float" office:value="8603" calcext:value-type="float">
            <text:p>8603</text:p>
          </table:table-cell>
          <table:table-cell table:formula="of:=[.C38]/[.G38]*1000" office:value-type="float" office:value="1.49791416383738" calcext:value-type="float">
            <text:p>1,49791416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97" calcext:value-type="float">
            <text:p>2897</text:p>
          </table:table-cell>
          <table:table-cell office:value-type="float" office:value="86.9028" calcext:value-type="float">
            <text:p>86,9028</text:p>
          </table:table-cell>
          <table:table-cell/>
          <table:table-cell office:value-type="float" office:value="0.153159" calcext:value-type="float">
            <text:p>0,153159</text:p>
          </table:table-cell>
          <table:table-cell/>
          <table:table-cell office:value-type="float" office:value="63734" calcext:value-type="float">
            <text:p>63734</text:p>
          </table:table-cell>
          <table:table-cell office:value-type="float" office:value="155927" calcext:value-type="float">
            <text:p>155927</text:p>
          </table:table-cell>
          <table:table-cell office:value-type="float" office:value="31867" calcext:value-type="float">
            <text:p>31867</text:p>
          </table:table-cell>
          <table:table-cell table:formula="of:=ROUND([.C39]*100)" office:value-type="float" office:value="8690" calcext:value-type="float">
            <text:p>8690</text:p>
          </table:table-cell>
          <table:table-cell table:formula="of:=[.C39]/[.G39]*1000" office:value-type="float" office:value="1.36352339410676" calcext:value-type="float">
            <text:p>1,36352339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28" calcext:value-type="float">
            <text:p>2928</text:p>
          </table:table-cell>
          <table:table-cell office:value-type="float" office:value="116.865" calcext:value-type="float">
            <text:p>116,865</text:p>
          </table:table-cell>
          <table:table-cell/>
          <table:table-cell office:value-type="float" office:value="0.147136" calcext:value-type="float">
            <text:p>0,147136</text:p>
          </table:table-cell>
          <table:table-cell/>
          <table:table-cell office:value-type="float" office:value="61488" calcext:value-type="float">
            <text:p>61488</text:p>
          </table:table-cell>
          <table:table-cell office:value-type="float" office:value="158436" calcext:value-type="float">
            <text:p>158436</text:p>
          </table:table-cell>
          <table:table-cell office:value-type="float" office:value="30744" calcext:value-type="float">
            <text:p>30744</text:p>
          </table:table-cell>
          <table:table-cell table:formula="of:=ROUND([.C40]*100)" office:value-type="float" office:value="11687" calcext:value-type="float">
            <text:p>11687</text:p>
          </table:table-cell>
          <table:table-cell table:formula="of:=[.C40]/[.G40]*1000" office:value-type="float" office:value="1.90061475409836" calcext:value-type="float">
            <text:p>1,90061475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31" calcext:value-type="float">
            <text:p>3031</text:p>
          </table:table-cell>
          <table:table-cell office:value-type="float" office:value="103.324" calcext:value-type="float">
            <text:p>103,324</text:p>
          </table:table-cell>
          <table:table-cell/>
          <table:table-cell office:value-type="float" office:value="0.144955" calcext:value-type="float">
            <text:p>0,144955</text:p>
          </table:table-cell>
          <table:table-cell/>
          <table:table-cell office:value-type="float" office:value="63651" calcext:value-type="float">
            <text:p>63651</text:p>
          </table:table-cell>
          <table:table-cell office:value-type="float" office:value="166870" calcext:value-type="float">
            <text:p>166870</text:p>
          </table:table-cell>
          <table:table-cell office:value-type="float" office:value="31825" calcext:value-type="float">
            <text:p>31825</text:p>
          </table:table-cell>
          <table:table-cell table:formula="of:=ROUND([.C41]*100)" office:value-type="float" office:value="10332" calcext:value-type="float">
            <text:p>10332</text:p>
          </table:table-cell>
          <table:table-cell table:formula="of:=[.C41]/[.G41]*1000" office:value-type="float" office:value="1.62328950055773" calcext:value-type="float">
            <text:p>1,62328950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90" calcext:value-type="float">
            <text:p>3290</text:p>
          </table:table-cell>
          <table:table-cell office:value-type="float" office:value="122.295" calcext:value-type="float">
            <text:p>122,295</text:p>
          </table:table-cell>
          <table:table-cell/>
          <table:table-cell office:value-type="float" office:value="0.14992" calcext:value-type="float">
            <text:p>0,14992</text:p>
          </table:table-cell>
          <table:table-cell/>
          <table:table-cell office:value-type="float" office:value="75670" calcext:value-type="float">
            <text:p>75670</text:p>
          </table:table-cell>
          <table:table-cell office:value-type="float" office:value="188709" calcext:value-type="float">
            <text:p>188709</text:p>
          </table:table-cell>
          <table:table-cell office:value-type="float" office:value="37835" calcext:value-type="float">
            <text:p>37835</text:p>
          </table:table-cell>
          <table:table-cell table:formula="of:=ROUND([.C42]*100)" office:value-type="float" office:value="12230" calcext:value-type="float">
            <text:p>12230</text:p>
          </table:table-cell>
          <table:table-cell table:formula="of:=[.C42]/[.G42]*1000" office:value-type="float" office:value="1.61616228359984" calcext:value-type="float">
            <text:p>1,61616228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90" calcext:value-type="float">
            <text:p>3390</text:p>
          </table:table-cell>
          <table:table-cell office:value-type="float" office:value="136.137" calcext:value-type="float">
            <text:p>136,137</text:p>
          </table:table-cell>
          <table:table-cell/>
          <table:table-cell office:value-type="float" office:value="0.147359" calcext:value-type="float">
            <text:p>0,147359</text:p>
          </table:table-cell>
          <table:table-cell/>
          <table:table-cell office:value-type="float" office:value="77970" calcext:value-type="float">
            <text:p>77970</text:p>
          </table:table-cell>
          <table:table-cell office:value-type="float" office:value="197378" calcext:value-type="float">
            <text:p>197378</text:p>
          </table:table-cell>
          <table:table-cell office:value-type="float" office:value="38985" calcext:value-type="float">
            <text:p>38985</text:p>
          </table:table-cell>
          <table:table-cell table:formula="of:=ROUND([.C43]*100)" office:value-type="float" office:value="13614" calcext:value-type="float">
            <text:p>13614</text:p>
          </table:table-cell>
          <table:table-cell table:formula="of:=[.C43]/[.G43]*1000" office:value-type="float" office:value="1.74601769911504" calcext:value-type="float">
            <text:p>1,74601769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97" calcext:value-type="float">
            <text:p>3497</text:p>
          </table:table-cell>
          <table:table-cell office:value-type="float" office:value="144.798" calcext:value-type="float">
            <text:p>144,798</text:p>
          </table:table-cell>
          <table:table-cell/>
          <table:table-cell office:value-type="float" office:value="0.145164" calcext:value-type="float">
            <text:p>0,145164</text:p>
          </table:table-cell>
          <table:table-cell/>
          <table:table-cell office:value-type="float" office:value="83928" calcext:value-type="float">
            <text:p>83928</text:p>
          </table:table-cell>
          <table:table-cell office:value-type="float" office:value="206796" calcext:value-type="float">
            <text:p>206796</text:p>
          </table:table-cell>
          <table:table-cell office:value-type="float" office:value="41964" calcext:value-type="float">
            <text:p>41964</text:p>
          </table:table-cell>
          <table:table-cell table:formula="of:=ROUND([.C44]*100)" office:value-type="float" office:value="14480" calcext:value-type="float">
            <text:p>14480</text:p>
          </table:table-cell>
          <table:table-cell table:formula="of:=[.C44]/[.G44]*1000" office:value-type="float" office:value="1.72526451243923" calcext:value-type="float">
            <text:p>1,72526451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77" calcext:value-type="float">
            <text:p>3677</text:p>
          </table:table-cell>
          <table:table-cell office:value-type="float" office:value="146.801" calcext:value-type="float">
            <text:p>146,801</text:p>
          </table:table-cell>
          <table:table-cell/>
          <table:table-cell office:value-type="float" office:value="0.145913" calcext:value-type="float">
            <text:p>0,145913</text:p>
          </table:table-cell>
          <table:table-cell/>
          <table:table-cell office:value-type="float" office:value="88248" calcext:value-type="float">
            <text:p>88248</text:p>
          </table:table-cell>
          <table:table-cell office:value-type="float" office:value="222966" calcext:value-type="float">
            <text:p>222966</text:p>
          </table:table-cell>
          <table:table-cell office:value-type="float" office:value="44124" calcext:value-type="float">
            <text:p>44124</text:p>
          </table:table-cell>
          <table:table-cell table:formula="of:=ROUND([.C45]*100)" office:value-type="float" office:value="14680" calcext:value-type="float">
            <text:p>14680</text:p>
          </table:table-cell>
          <table:table-cell table:formula="of:=[.C45]/[.G45]*1000" office:value-type="float" office:value="1.66350512192911" calcext:value-type="float">
            <text:p>1,66350512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081" calcext:value-type="float">
            <text:p>4081</text:p>
          </table:table-cell>
          <table:table-cell office:value-type="float" office:value="148.836" calcext:value-type="float">
            <text:p>148,836</text:p>
          </table:table-cell>
          <table:table-cell/>
          <table:table-cell office:value-type="float" office:value="0.154965" calcext:value-type="float">
            <text:p>0,154965</text:p>
          </table:table-cell>
          <table:table-cell/>
          <table:table-cell office:value-type="float" office:value="110187" calcext:value-type="float">
            <text:p>110187</text:p>
          </table:table-cell>
          <table:table-cell office:value-type="float" office:value="260705" calcext:value-type="float">
            <text:p>260705</text:p>
          </table:table-cell>
          <table:table-cell office:value-type="float" office:value="55093" calcext:value-type="float">
            <text:p>55093</text:p>
          </table:table-cell>
          <table:table-cell table:formula="of:=ROUND([.C46]*100)" office:value-type="float" office:value="14884" calcext:value-type="float">
            <text:p>14884</text:p>
          </table:table-cell>
          <table:table-cell table:formula="of:=[.C46]/[.G46]*1000" office:value-type="float" office:value="1.35075825641863" calcext:value-type="float">
            <text:p>1,35075825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61" calcext:value-type="float">
            <text:p>4161</text:p>
          </table:table-cell>
          <table:table-cell office:value-type="float" office:value="181.267" calcext:value-type="float">
            <text:p>181,267</text:p>
          </table:table-cell>
          <table:table-cell/>
          <table:table-cell office:value-type="float" office:value="0.151337" calcext:value-type="float">
            <text:p>0,151337</text:p>
          </table:table-cell>
          <table:table-cell/>
          <table:table-cell office:value-type="float" office:value="112347" calcext:value-type="float">
            <text:p>112347</text:p>
          </table:table-cell>
          <table:table-cell office:value-type="float" office:value="268408" calcext:value-type="float">
            <text:p>268408</text:p>
          </table:table-cell>
          <table:table-cell office:value-type="float" office:value="56173" calcext:value-type="float">
            <text:p>56173</text:p>
          </table:table-cell>
          <table:table-cell table:formula="of:=ROUND([.C47]*100)" office:value-type="float" office:value="18127" calcext:value-type="float">
            <text:p>18127</text:p>
          </table:table-cell>
          <table:table-cell table:formula="of:=[.C47]/[.G47]*1000" office:value-type="float" office:value="1.61345652309363" calcext:value-type="float">
            <text:p>1,6134565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47" calcext:value-type="float">
            <text:p>4347</text:p>
          </table:table-cell>
          <table:table-cell office:value-type="float" office:value="167.518" calcext:value-type="float">
            <text:p>167,518</text:p>
          </table:table-cell>
          <table:table-cell/>
          <table:table-cell office:value-type="float" office:value="0.151569" calcext:value-type="float">
            <text:p>0,151569</text:p>
          </table:table-cell>
          <table:table-cell/>
          <table:table-cell office:value-type="float" office:value="117369" calcext:value-type="float">
            <text:p>117369</text:p>
          </table:table-cell>
          <table:table-cell office:value-type="float" office:value="286605" calcext:value-type="float">
            <text:p>286605</text:p>
          </table:table-cell>
          <table:table-cell office:value-type="float" office:value="58684" calcext:value-type="float">
            <text:p>58684</text:p>
          </table:table-cell>
          <table:table-cell table:formula="of:=ROUND([.C48]*100)" office:value-type="float" office:value="16752" calcext:value-type="float">
            <text:p>16752</text:p>
          </table:table-cell>
          <table:table-cell table:formula="of:=[.C48]/[.G48]*1000" office:value-type="float" office:value="1.42727636769505" calcext:value-type="float">
            <text:p>1,427276367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99" calcext:value-type="float">
            <text:p>4499</text:p>
          </table:table-cell>
          <table:table-cell office:value-type="float" office:value="161.435" calcext:value-type="float">
            <text:p>161,435</text:p>
          </table:table-cell>
          <table:table-cell/>
          <table:table-cell office:value-type="float" office:value="0.150519" calcext:value-type="float">
            <text:p>0,150519</text:p>
          </table:table-cell>
          <table:table-cell/>
          <table:table-cell office:value-type="float" office:value="125972" calcext:value-type="float">
            <text:p>125972</text:p>
          </table:table-cell>
          <table:table-cell office:value-type="float" office:value="301768" calcext:value-type="float">
            <text:p>301768</text:p>
          </table:table-cell>
          <table:table-cell office:value-type="float" office:value="62986" calcext:value-type="float">
            <text:p>62986</text:p>
          </table:table-cell>
          <table:table-cell table:formula="of:=ROUND([.C49]*100)" office:value-type="float" office:value="16144" calcext:value-type="float">
            <text:p>16144</text:p>
          </table:table-cell>
          <table:table-cell table:formula="of:=[.C49]/[.G49]*1000" office:value-type="float" office:value="1.2815149398279" calcext:value-type="float">
            <text:p>1,28151493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85" calcext:value-type="float">
            <text:p>4685</text:p>
          </table:table-cell>
          <table:table-cell office:value-type="float" office:value="177.11" calcext:value-type="float">
            <text:p>177,11</text:p>
          </table:table-cell>
          <table:table-cell/>
          <table:table-cell office:value-type="float" office:value="0.150522" calcext:value-type="float">
            <text:p>0,150522</text:p>
          </table:table-cell>
          <table:table-cell/>
          <table:table-cell office:value-type="float" office:value="131180" calcext:value-type="float">
            <text:p>131180</text:p>
          </table:table-cell>
          <table:table-cell office:value-type="float" office:value="320674" calcext:value-type="float">
            <text:p>320674</text:p>
          </table:table-cell>
          <table:table-cell office:value-type="float" office:value="65590" calcext:value-type="float">
            <text:p>65590</text:p>
          </table:table-cell>
          <table:table-cell table:formula="of:=ROUND([.C50]*100)" office:value-type="float" office:value="17711" calcext:value-type="float">
            <text:p>17711</text:p>
          </table:table-cell>
          <table:table-cell table:formula="of:=[.C50]/[.G50]*1000" office:value-type="float" office:value="1.35012959292575" calcext:value-type="float">
            <text:p>1,35012959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00" calcext:value-type="float">
            <text:p>4900</text:p>
          </table:table-cell>
          <table:table-cell office:value-type="float" office:value="203.814" calcext:value-type="float">
            <text:p>203,814</text:p>
          </table:table-cell>
          <table:table-cell/>
          <table:table-cell office:value-type="float" office:value="0.151305" calcext:value-type="float">
            <text:p>0,151305</text:p>
          </table:table-cell>
          <table:table-cell/>
          <table:table-cell office:value-type="float" office:value="142100" calcext:value-type="float">
            <text:p>142100</text:p>
          </table:table-cell>
          <table:table-cell office:value-type="float" office:value="343000" calcext:value-type="float">
            <text:p>343000</text:p>
          </table:table-cell>
          <table:table-cell office:value-type="float" office:value="71050" calcext:value-type="float">
            <text:p>71050</text:p>
          </table:table-cell>
          <table:table-cell table:formula="of:=ROUND([.C51]*100)" office:value-type="float" office:value="20381" calcext:value-type="float">
            <text:p>20381</text:p>
          </table:table-cell>
          <table:table-cell table:formula="of:=[.C51]/[.G51]*1000" office:value-type="float" office:value="1.43429978888107" calcext:value-type="float">
            <text:p>1,434299788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09" calcext:value-type="float">
            <text:p>5009</text:p>
          </table:table-cell>
          <table:table-cell office:value-type="float" office:value="211.486" calcext:value-type="float">
            <text:p>211,486</text:p>
          </table:table-cell>
          <table:table-cell/>
          <table:table-cell office:value-type="float" office:value="0.148767" calcext:value-type="float">
            <text:p>0,148767</text:p>
          </table:table-cell>
          <table:table-cell/>
          <table:table-cell office:value-type="float" office:value="145261" calcext:value-type="float">
            <text:p>145261</text:p>
          </table:table-cell>
          <table:table-cell office:value-type="float" office:value="354508" calcext:value-type="float">
            <text:p>354508</text:p>
          </table:table-cell>
          <table:table-cell office:value-type="float" office:value="72630" calcext:value-type="float">
            <text:p>72630</text:p>
          </table:table-cell>
          <table:table-cell table:formula="of:=ROUND([.C52]*100)" office:value-type="float" office:value="21149" calcext:value-type="float">
            <text:p>21149</text:p>
          </table:table-cell>
          <table:table-cell table:formula="of:=[.C52]/[.G52]*1000" office:value-type="float" office:value="1.45590351161014" calcext:value-type="float">
            <text:p>1,45590351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209" calcext:value-type="float">
            <text:p>5209</text:p>
          </table:table-cell>
          <table:table-cell office:value-type="float" office:value="237.92" calcext:value-type="float">
            <text:p>237,92</text:p>
          </table:table-cell>
          <table:table-cell/>
          <table:table-cell office:value-type="float" office:value="0.148914" calcext:value-type="float">
            <text:p>0,148914</text:p>
          </table:table-cell>
          <table:table-cell/>
          <table:table-cell office:value-type="float" office:value="151061" calcext:value-type="float">
            <text:p>151061</text:p>
          </table:table-cell>
          <table:table-cell office:value-type="float" office:value="375951" calcext:value-type="float">
            <text:p>375951</text:p>
          </table:table-cell>
          <table:table-cell office:value-type="float" office:value="75530" calcext:value-type="float">
            <text:p>75530</text:p>
          </table:table-cell>
          <table:table-cell table:formula="of:=ROUND([.C53]*100)" office:value-type="float" office:value="23792" calcext:value-type="float">
            <text:p>23792</text:p>
          </table:table-cell>
          <table:table-cell table:formula="of:=[.C53]/[.G53]*1000" office:value-type="float" office:value="1.57499288366951" calcext:value-type="float">
            <text:p>1,57499288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559" calcext:value-type="float">
            <text:p>5559</text:p>
          </table:table-cell>
          <table:table-cell office:value-type="float" office:value="272.538" calcext:value-type="float">
            <text:p>272,538</text:p>
          </table:table-cell>
          <table:table-cell/>
          <table:table-cell office:value-type="float" office:value="0.153077" calcext:value-type="float">
            <text:p>0,153077</text:p>
          </table:table-cell>
          <table:table-cell/>
          <table:table-cell office:value-type="float" office:value="177888" calcext:value-type="float">
            <text:p>177888</text:p>
          </table:table-cell>
          <table:table-cell office:value-type="float" office:value="414471" calcext:value-type="float">
            <text:p>414471</text:p>
          </table:table-cell>
          <table:table-cell office:value-type="float" office:value="88944" calcext:value-type="float">
            <text:p>88944</text:p>
          </table:table-cell>
          <table:table-cell table:formula="of:=ROUND([.C54]*100)" office:value-type="float" office:value="27254" calcext:value-type="float">
            <text:p>27254</text:p>
          </table:table-cell>
          <table:table-cell table:formula="of:=[.C54]/[.G54]*1000" office:value-type="float" office:value="1.53207636265515" calcext:value-type="float">
            <text:p>1,532076362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49" calcext:value-type="float">
            <text:p>5649</text:p>
          </table:table-cell>
          <table:table-cell office:value-type="float" office:value="277.142" calcext:value-type="float">
            <text:p>277,142</text:p>
          </table:table-cell>
          <table:table-cell/>
          <table:table-cell office:value-type="float" office:value="0.14994" calcext:value-type="float">
            <text:p>0,14994</text:p>
          </table:table-cell>
          <table:table-cell/>
          <table:table-cell office:value-type="float" office:value="175119" calcext:value-type="float">
            <text:p>175119</text:p>
          </table:table-cell>
          <table:table-cell office:value-type="float" office:value="424577" calcext:value-type="float">
            <text:p>424577</text:p>
          </table:table-cell>
          <table:table-cell office:value-type="float" office:value="87559" calcext:value-type="float">
            <text:p>87559</text:p>
          </table:table-cell>
          <table:table-cell table:formula="of:=ROUND([.C55]*100)" office:value-type="float" office:value="27714" calcext:value-type="float">
            <text:p>27714</text:p>
          </table:table-cell>
          <table:table-cell table:formula="of:=[.C55]/[.G55]*1000" office:value-type="float" office:value="1.58259240859073" calcext:value-type="float">
            <text:p>1,58259240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805" calcext:value-type="float">
            <text:p>5805</text:p>
          </table:table-cell>
          <table:table-cell office:value-type="float" office:value="267.481" calcext:value-type="float">
            <text:p>267,481</text:p>
          </table:table-cell>
          <table:table-cell/>
          <table:table-cell office:value-type="float" office:value="0.148618" calcext:value-type="float">
            <text:p>0,148618</text:p>
          </table:table-cell>
          <table:table-cell/>
          <table:table-cell office:value-type="float" office:value="179955" calcext:value-type="float">
            <text:p>179955</text:p>
          </table:table-cell>
          <table:table-cell office:value-type="float" office:value="442286" calcext:value-type="float">
            <text:p>442286</text:p>
          </table:table-cell>
          <table:table-cell office:value-type="float" office:value="89977" calcext:value-type="float">
            <text:p>89977</text:p>
          </table:table-cell>
          <table:table-cell table:formula="of:=ROUND([.C56]*100)" office:value-type="float" office:value="26748" calcext:value-type="float">
            <text:p>26748</text:p>
          </table:table-cell>
          <table:table-cell table:formula="of:=[.C56]/[.G56]*1000" office:value-type="float" office:value="1.48637714984302" calcext:value-type="float">
            <text:p>1,48637714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086" calcext:value-type="float">
            <text:p>6086</text:p>
          </table:table-cell>
          <table:table-cell office:value-type="float" office:value="297.81" calcext:value-type="float">
            <text:p>297,81</text:p>
          </table:table-cell>
          <table:table-cell/>
          <table:table-cell office:value-type="float" office:value="0.150383" calcext:value-type="float">
            <text:p>0,150383</text:p>
          </table:table-cell>
          <table:table-cell/>
          <table:table-cell office:value-type="float" office:value="200838" calcext:value-type="float">
            <text:p>200838</text:p>
          </table:table-cell>
          <table:table-cell office:value-type="float" office:value="474786" calcext:value-type="float">
            <text:p>474786</text:p>
          </table:table-cell>
          <table:table-cell office:value-type="float" office:value="100419" calcext:value-type="float">
            <text:p>100419</text:p>
          </table:table-cell>
          <table:table-cell table:formula="of:=ROUND([.C57]*100)" office:value-type="float" office:value="29781" calcext:value-type="float">
            <text:p>29781</text:p>
          </table:table-cell>
          <table:table-cell table:formula="of:=[.C57]/[.G57]*1000" office:value-type="float" office:value="1.48283691333313" calcext:value-type="float">
            <text:p>1,48283691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221" calcext:value-type="float">
            <text:p>6221</text:p>
          </table:table-cell>
          <table:table-cell office:value-type="float" office:value="293.012" calcext:value-type="float">
            <text:p>293,012</text:p>
          </table:table-cell>
          <table:table-cell/>
          <table:table-cell office:value-type="float" office:value="0.148455" calcext:value-type="float">
            <text:p>0,148455</text:p>
          </table:table-cell>
          <table:table-cell/>
          <table:table-cell office:value-type="float" office:value="199072" calcext:value-type="float">
            <text:p>199072</text:p>
          </table:table-cell>
          <table:table-cell office:value-type="float" office:value="490670" calcext:value-type="float">
            <text:p>490670</text:p>
          </table:table-cell>
          <table:table-cell office:value-type="float" office:value="99536" calcext:value-type="float">
            <text:p>99536</text:p>
          </table:table-cell>
          <table:table-cell table:formula="of:=ROUND([.C58]*100)" office:value-type="float" office:value="29301" calcext:value-type="float">
            <text:p>29301</text:p>
          </table:table-cell>
          <table:table-cell table:formula="of:=[.C58]/[.G58]*1000" office:value-type="float" office:value="1.47188956759363" calcext:value-type="float">
            <text:p>1,47188956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549" calcext:value-type="float">
            <text:p>6549</text:p>
          </table:table-cell>
          <table:table-cell office:value-type="float" office:value="318.212" calcext:value-type="float">
            <text:p>318,212</text:p>
          </table:table-cell>
          <table:table-cell/>
          <table:table-cell office:value-type="float" office:value="0.15102" calcext:value-type="float">
            <text:p>0,15102</text:p>
          </table:table-cell>
          <table:table-cell/>
          <table:table-cell office:value-type="float" office:value="222666" calcext:value-type="float">
            <text:p>222666</text:p>
          </table:table-cell>
          <table:table-cell office:value-type="float" office:value="529983" calcext:value-type="float">
            <text:p>529983</text:p>
          </table:table-cell>
          <table:table-cell office:value-type="float" office:value="111333" calcext:value-type="float">
            <text:p>111333</text:p>
          </table:table-cell>
          <table:table-cell table:formula="of:=ROUND([.C59]*100)" office:value-type="float" office:value="31821" calcext:value-type="float">
            <text:p>31821</text:p>
          </table:table-cell>
          <table:table-cell table:formula="of:=[.C59]/[.G59]*1000" office:value-type="float" office:value="1.42910008712601" calcext:value-type="float">
            <text:p>1,42910008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86" calcext:value-type="float">
            <text:p>6786</text:p>
          </table:table-cell>
          <table:table-cell office:value-type="float" office:value="368.881" calcext:value-type="float">
            <text:p>368,881</text:p>
          </table:table-cell>
          <table:table-cell/>
          <table:table-cell office:value-type="float" office:value="0.151304" calcext:value-type="float">
            <text:p>0,151304</text:p>
          </table:table-cell>
          <table:table-cell/>
          <table:table-cell office:value-type="float" office:value="237510" calcext:value-type="float">
            <text:p>237510</text:p>
          </table:table-cell>
          <table:table-cell office:value-type="float" office:value="559011" calcext:value-type="float">
            <text:p>559011</text:p>
          </table:table-cell>
          <table:table-cell office:value-type="float" office:value="118755" calcext:value-type="float">
            <text:p>118755</text:p>
          </table:table-cell>
          <table:table-cell table:formula="of:=ROUND([.C60]*100)" office:value-type="float" office:value="36888" calcext:value-type="float">
            <text:p>36888</text:p>
          </table:table-cell>
          <table:table-cell table:formula="of:=[.C60]/[.G60]*1000" office:value-type="float" office:value="1.55311776346259" calcext:value-type="float">
            <text:p>1,55311776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983" calcext:value-type="float">
            <text:p>6983</text:p>
          </table:table-cell>
          <table:table-cell office:value-type="float" office:value="395.677" calcext:value-type="float">
            <text:p>395,677</text:p>
          </table:table-cell>
          <table:table-cell/>
          <table:table-cell office:value-type="float" office:value="0.150626" calcext:value-type="float">
            <text:p>0,150626</text:p>
          </table:table-cell>
          <table:table-cell/>
          <table:table-cell office:value-type="float" office:value="251388" calcext:value-type="float">
            <text:p>251388</text:p>
          </table:table-cell>
          <table:table-cell office:value-type="float" office:value="583529" calcext:value-type="float">
            <text:p>583529</text:p>
          </table:table-cell>
          <table:table-cell office:value-type="float" office:value="125694" calcext:value-type="float">
            <text:p>125694</text:p>
          </table:table-cell>
          <table:table-cell table:formula="of:=ROUND([.C61]*100)" office:value-type="float" office:value="39568" calcext:value-type="float">
            <text:p>39568</text:p>
          </table:table-cell>
          <table:table-cell table:formula="of:=[.C61]/[.G61]*1000" office:value-type="float" office:value="1.57396932232247" calcext:value-type="float">
            <text:p>1,57396932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094" calcext:value-type="float">
            <text:p>7094</text:p>
          </table:table-cell>
          <table:table-cell office:value-type="float" office:value="375.075" calcext:value-type="float">
            <text:p>375,075</text:p>
          </table:table-cell>
          <table:table-cell/>
          <table:table-cell office:value-type="float" office:value="0.148116" calcext:value-type="float">
            <text:p>0,148116</text:p>
          </table:table-cell>
          <table:table-cell/>
          <table:table-cell office:value-type="float" office:value="248290" calcext:value-type="float">
            <text:p>248290</text:p>
          </table:table-cell>
          <table:table-cell office:value-type="float" office:value="597498" calcext:value-type="float">
            <text:p>597498</text:p>
          </table:table-cell>
          <table:table-cell office:value-type="float" office:value="124145" calcext:value-type="float">
            <text:p>124145</text:p>
          </table:table-cell>
          <table:table-cell table:formula="of:=ROUND([.C62]*100)" office:value-type="float" office:value="37508" calcext:value-type="float">
            <text:p>37508</text:p>
          </table:table-cell>
          <table:table-cell table:formula="of:=[.C62]/[.G62]*1000" office:value-type="float" office:value="1.51063272785855" calcext:value-type="float">
            <text:p>1,510632727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444" calcext:value-type="float">
            <text:p>7444</text:p>
          </table:table-cell>
          <table:table-cell office:value-type="float" office:value="398.15" calcext:value-type="float">
            <text:p>398,15</text:p>
          </table:table-cell>
          <table:table-cell/>
          <table:table-cell office:value-type="float" office:value="0.150521" calcext:value-type="float">
            <text:p>0,150521</text:p>
          </table:table-cell>
          <table:table-cell/>
          <table:table-cell office:value-type="float" office:value="267984" calcext:value-type="float">
            <text:p>267984</text:p>
          </table:table-cell>
          <table:table-cell office:value-type="float" office:value="642258" calcext:value-type="float">
            <text:p>642258</text:p>
          </table:table-cell>
          <table:table-cell office:value-type="float" office:value="133992" calcext:value-type="float">
            <text:p>133992</text:p>
          </table:table-cell>
          <table:table-cell table:formula="of:=ROUND([.C63]*100)" office:value-type="float" office:value="39815" calcext:value-type="float">
            <text:p>39815</text:p>
          </table:table-cell>
          <table:table-cell table:formula="of:=[.C63]/[.G63]*1000" office:value-type="float" office:value="1.48572302824049" calcext:value-type="float">
            <text:p>1,48572302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48" calcext:value-type="float">
            <text:p>7648</text:p>
          </table:table-cell>
          <table:table-cell office:value-type="float" office:value="440.063" calcext:value-type="float">
            <text:p>440,063</text:p>
          </table:table-cell>
          <table:table-cell/>
          <table:table-cell office:value-type="float" office:value="0.149843" calcext:value-type="float">
            <text:p>0,149843</text:p>
          </table:table-cell>
          <table:table-cell/>
          <table:table-cell office:value-type="float" office:value="282976" calcext:value-type="float">
            <text:p>282976</text:p>
          </table:table-cell>
          <table:table-cell office:value-type="float" office:value="668839" calcext:value-type="float">
            <text:p>668839</text:p>
          </table:table-cell>
          <table:table-cell office:value-type="float" office:value="141488" calcext:value-type="float">
            <text:p>141488</text:p>
          </table:table-cell>
          <table:table-cell table:formula="of:=ROUND([.C64]*100)" office:value-type="float" office:value="44006" calcext:value-type="float">
            <text:p>44006</text:p>
          </table:table-cell>
          <table:table-cell table:formula="of:=[.C64]/[.G64]*1000" office:value-type="float" office:value="1.55512481623883" calcext:value-type="float">
            <text:p>1,55512481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968" calcext:value-type="float">
            <text:p>7968</text:p>
          </table:table-cell>
          <table:table-cell office:value-type="float" office:value="445.878" calcext:value-type="float">
            <text:p>445,878</text:p>
          </table:table-cell>
          <table:table-cell/>
          <table:table-cell office:value-type="float" office:value="0.151339" calcext:value-type="float">
            <text:p>0,151339</text:p>
          </table:table-cell>
          <table:table-cell/>
          <table:table-cell office:value-type="float" office:value="294816" calcext:value-type="float">
            <text:p>294816</text:p>
          </table:table-cell>
          <table:table-cell office:value-type="float" office:value="711252" calcext:value-type="float">
            <text:p>711252</text:p>
          </table:table-cell>
          <table:table-cell office:value-type="float" office:value="147408" calcext:value-type="float">
            <text:p>147408</text:p>
          </table:table-cell>
          <table:table-cell table:formula="of:=ROUND([.C65]*100)" office:value-type="float" office:value="44588" calcext:value-type="float">
            <text:p>44588</text:p>
          </table:table-cell>
          <table:table-cell table:formula="of:=[.C65]/[.G65]*1000" office:value-type="float" office:value="1.51239417127971" calcext:value-type="float">
            <text:p>1,51239417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241" calcext:value-type="float">
            <text:p>8241</text:p>
          </table:table-cell>
          <table:table-cell office:value-type="float" office:value="484.367" calcext:value-type="float">
            <text:p>484,367</text:p>
          </table:table-cell>
          <table:table-cell/>
          <table:table-cell office:value-type="float" office:value="0.15181" calcext:value-type="float">
            <text:p>0,15181</text:p>
          </table:table-cell>
          <table:table-cell/>
          <table:table-cell office:value-type="float" office:value="313158" calcext:value-type="float">
            <text:p>313158</text:p>
          </table:table-cell>
          <table:table-cell office:value-type="float" office:value="748117" calcext:value-type="float">
            <text:p>748117</text:p>
          </table:table-cell>
          <table:table-cell office:value-type="float" office:value="156579" calcext:value-type="float">
            <text:p>156579</text:p>
          </table:table-cell>
          <table:table-cell table:formula="of:=ROUND([.C66]*100)" office:value-type="float" office:value="48437" calcext:value-type="float">
            <text:p>48437</text:p>
          </table:table-cell>
          <table:table-cell table:formula="of:=[.C66]/[.G66]*1000" office:value-type="float" office:value="1.54671763135542" calcext:value-type="float">
            <text:p>1,54671763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364" calcext:value-type="float">
            <text:p>8364</text:p>
          </table:table-cell>
          <table:table-cell office:value-type="float" office:value="479.603" calcext:value-type="float">
            <text:p>479,603</text:p>
          </table:table-cell>
          <table:table-cell/>
          <table:table-cell office:value-type="float" office:value="0.149504" calcext:value-type="float">
            <text:p>0,149504</text:p>
          </table:table-cell>
          <table:table-cell/>
          <table:table-cell office:value-type="float" office:value="317832" calcext:value-type="float">
            <text:p>317832</text:p>
          </table:table-cell>
          <table:table-cell office:value-type="float" office:value="764928" calcext:value-type="float">
            <text:p>764928</text:p>
          </table:table-cell>
          <table:table-cell office:value-type="float" office:value="158916" calcext:value-type="float">
            <text:p>158916</text:p>
          </table:table-cell>
          <table:table-cell table:formula="of:=ROUND([.C67]*100)" office:value-type="float" office:value="47960" calcext:value-type="float">
            <text:p>47960</text:p>
          </table:table-cell>
          <table:table-cell table:formula="of:=[.C67]/[.G67]*1000" office:value-type="float" office:value="1.50898273301618" calcext:value-type="float">
            <text:p>1,5089827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680" calcext:value-type="float">
            <text:p>8680</text:p>
          </table:table-cell>
          <table:table-cell office:value-type="float" office:value="550.9" calcext:value-type="float">
            <text:p>550,9</text:p>
          </table:table-cell>
          <table:table-cell/>
          <table:table-cell office:value-type="float" office:value="0.150616" calcext:value-type="float">
            <text:p>0,150616</text:p>
          </table:table-cell>
          <table:table-cell/>
          <table:table-cell office:value-type="float" office:value="347200" calcext:value-type="float">
            <text:p>347200</text:p>
          </table:table-cell>
          <table:table-cell office:value-type="float" office:value="808685" calcext:value-type="float">
            <text:p>808685</text:p>
          </table:table-cell>
          <table:table-cell office:value-type="float" office:value="173600" calcext:value-type="float">
            <text:p>173600</text:p>
          </table:table-cell>
          <table:table-cell table:formula="of:=ROUND([.C68]*100)" office:value-type="float" office:value="55090" calcext:value-type="float">
            <text:p>55090</text:p>
          </table:table-cell>
          <table:table-cell table:formula="of:=[.C68]/[.G68]*1000" office:value-type="float" office:value="1.5866935483871" calcext:value-type="float">
            <text:p>1,586693548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094" calcext:value-type="float">
            <text:p>9094</text:p>
          </table:table-cell>
          <table:table-cell office:value-type="float" office:value="589.644" calcext:value-type="float">
            <text:p>589,644</text:p>
          </table:table-cell>
          <table:table-cell/>
          <table:table-cell office:value-type="float" office:value="0.153252" calcext:value-type="float">
            <text:p>0,153252</text:p>
          </table:table-cell>
          <table:table-cell/>
          <table:table-cell office:value-type="float" office:value="363760" calcext:value-type="float">
            <text:p>363760</text:p>
          </table:table-cell>
          <table:table-cell office:value-type="float" office:value="867226" calcext:value-type="float">
            <text:p>867226</text:p>
          </table:table-cell>
          <table:table-cell office:value-type="float" office:value="181880" calcext:value-type="float">
            <text:p>181880</text:p>
          </table:table-cell>
          <table:table-cell table:formula="of:=ROUND([.C69]*100)" office:value-type="float" office:value="58964" calcext:value-type="float">
            <text:p>58964</text:p>
          </table:table-cell>
          <table:table-cell table:formula="of:=[.C69]/[.G69]*1000" office:value-type="float" office:value="1.62096987024412" calcext:value-type="float">
            <text:p>1,62096987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178" calcext:value-type="float">
            <text:p>9178</text:p>
          </table:table-cell>
          <table:table-cell office:value-type="float" office:value="586.906" calcext:value-type="float">
            <text:p>586,906</text:p>
          </table:table-cell>
          <table:table-cell/>
          <table:table-cell office:value-type="float" office:value="0.150274" calcext:value-type="float">
            <text:p>0,150274</text:p>
          </table:table-cell>
          <table:table-cell/>
          <table:table-cell office:value-type="float" office:value="376298" calcext:value-type="float">
            <text:p>376298</text:p>
          </table:table-cell>
          <table:table-cell office:value-type="float" office:value="879269" calcext:value-type="float">
            <text:p>879269</text:p>
          </table:table-cell>
          <table:table-cell office:value-type="float" office:value="188149" calcext:value-type="float">
            <text:p>188149</text:p>
          </table:table-cell>
          <table:table-cell table:formula="of:=ROUND([.C70]*100)" office:value-type="float" office:value="58691" calcext:value-type="float">
            <text:p>58691</text:p>
          </table:table-cell>
          <table:table-cell table:formula="of:=[.C70]/[.G70]*1000" office:value-type="float" office:value="1.5596840801705" calcext:value-type="float">
            <text:p>1,55968408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465" calcext:value-type="float">
            <text:p>9465</text:p>
          </table:table-cell>
          <table:table-cell office:value-type="float" office:value="602.207" calcext:value-type="float">
            <text:p>602,207</text:p>
          </table:table-cell>
          <table:table-cell/>
          <table:table-cell office:value-type="float" office:value="0.150633" calcext:value-type="float">
            <text:p>0,150633</text:p>
          </table:table-cell>
          <table:table-cell/>
          <table:table-cell office:value-type="float" office:value="397530" calcext:value-type="float">
            <text:p>397530</text:p>
          </table:table-cell>
          <table:table-cell office:value-type="float" office:value="920833" calcext:value-type="float">
            <text:p>920833</text:p>
          </table:table-cell>
          <table:table-cell office:value-type="float" office:value="198765" calcext:value-type="float">
            <text:p>198765</text:p>
          </table:table-cell>
          <table:table-cell table:formula="of:=ROUND([.C71]*100)" office:value-type="float" office:value="60221" calcext:value-type="float">
            <text:p>60221</text:p>
          </table:table-cell>
          <table:table-cell table:formula="of:=[.C71]/[.G71]*1000" office:value-type="float" office:value="1.51487183357231" calcext:value-type="float">
            <text:p>1,514871833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857" calcext:value-type="float">
            <text:p>9857</text:p>
          </table:table-cell>
          <table:table-cell office:value-type="float" office:value="660.007" calcext:value-type="float">
            <text:p>660,007</text:p>
          </table:table-cell>
          <table:table-cell/>
          <table:table-cell office:value-type="float" office:value="0.152538" calcext:value-type="float">
            <text:p>0,152538</text:p>
          </table:table-cell>
          <table:table-cell/>
          <table:table-cell office:value-type="float" office:value="423851" calcext:value-type="float">
            <text:p>423851</text:p>
          </table:table-cell>
          <table:table-cell office:value-type="float" office:value="978626" calcext:value-type="float">
            <text:p>978626</text:p>
          </table:table-cell>
          <table:table-cell office:value-type="float" office:value="211925" calcext:value-type="float">
            <text:p>211925</text:p>
          </table:table-cell>
          <table:table-cell table:formula="of:=ROUND([.C72]*100)" office:value-type="float" office:value="66001" calcext:value-type="float">
            <text:p>66001</text:p>
          </table:table-cell>
          <table:table-cell table:formula="of:=[.C72]/[.G72]*1000" office:value-type="float" office:value="1.55716749518109" calcext:value-type="float">
            <text:p>1,55716749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19" calcext:value-type="float">
            <text:p>10019</text:p>
          </table:table-cell>
          <table:table-cell office:value-type="float" office:value="697.233" calcext:value-type="float">
            <text:p>697,233</text:p>
          </table:table-cell>
          <table:table-cell/>
          <table:table-cell office:value-type="float" office:value="0.15082" calcext:value-type="float">
            <text:p>0,15082</text:p>
          </table:table-cell>
          <table:table-cell/>
          <table:table-cell office:value-type="float" office:value="430817" calcext:value-type="float">
            <text:p>430817</text:p>
          </table:table-cell>
          <table:table-cell office:value-type="float" office:value="1002851" calcext:value-type="float">
            <text:p>1002851</text:p>
          </table:table-cell>
          <table:table-cell office:value-type="float" office:value="215408" calcext:value-type="float">
            <text:p>215408</text:p>
          </table:table-cell>
          <table:table-cell table:formula="of:=ROUND([.C73]*100)" office:value-type="float" office:value="69723" calcext:value-type="float">
            <text:p>69723</text:p>
          </table:table-cell>
          <table:table-cell table:formula="of:=[.C73]/[.G73]*1000" office:value-type="float" office:value="1.61839713846018" calcext:value-type="float">
            <text:p>1,61839713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205" calcext:value-type="float">
            <text:p>10205</text:p>
          </table:table-cell>
          <table:table-cell office:value-type="float" office:value="657.576" calcext:value-type="float">
            <text:p>657,576</text:p>
          </table:table-cell>
          <table:table-cell/>
          <table:table-cell office:value-type="float" office:value="0.149491" calcext:value-type="float">
            <text:p>0,149491</text:p>
          </table:table-cell>
          <table:table-cell/>
          <table:table-cell office:value-type="float" office:value="438815" calcext:value-type="float">
            <text:p>438815</text:p>
          </table:table-cell>
          <table:table-cell office:value-type="float" office:value="1030907" calcext:value-type="float">
            <text:p>1030907</text:p>
          </table:table-cell>
          <table:table-cell office:value-type="float" office:value="219407" calcext:value-type="float">
            <text:p>219407</text:p>
          </table:table-cell>
          <table:table-cell table:formula="of:=ROUND([.C74]*100)" office:value-type="float" office:value="65758" calcext:value-type="float">
            <text:p>65758</text:p>
          </table:table-cell>
          <table:table-cell table:formula="of:=[.C74]/[.G74]*1000" office:value-type="float" office:value="1.49852671399109" calcext:value-type="float">
            <text:p>1,4985267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520" calcext:value-type="float">
            <text:p>10520</text:p>
          </table:table-cell>
          <table:table-cell office:value-type="float" office:value="734.214" calcext:value-type="float">
            <text:p>734,214</text:p>
          </table:table-cell>
          <table:table-cell/>
          <table:table-cell office:value-type="float" office:value="0.150018" calcext:value-type="float">
            <text:p>0,150018</text:p>
          </table:table-cell>
          <table:table-cell/>
          <table:table-cell office:value-type="float" office:value="452360" calcext:value-type="float">
            <text:p>452360</text:p>
          </table:table-cell>
          <table:table-cell office:value-type="float" office:value="1079005" calcext:value-type="float">
            <text:p>1079005</text:p>
          </table:table-cell>
          <table:table-cell office:value-type="float" office:value="226180" calcext:value-type="float">
            <text:p>226180</text:p>
          </table:table-cell>
          <table:table-cell table:formula="of:=ROUND([.C75]*100)" office:value-type="float" office:value="73421" calcext:value-type="float">
            <text:p>73421</text:p>
          </table:table-cell>
          <table:table-cell table:formula="of:=[.C75]/[.G75]*1000" office:value-type="float" office:value="1.62307454239986" calcext:value-type="float">
            <text:p>1,62307454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858" calcext:value-type="float">
            <text:p>10858</text:p>
          </table:table-cell>
          <table:table-cell office:value-type="float" office:value="779.519" calcext:value-type="float">
            <text:p>779,519</text:p>
          </table:table-cell>
          <table:table-cell/>
          <table:table-cell office:value-type="float" office:value="0.150785" calcext:value-type="float">
            <text:p>0,150785</text:p>
          </table:table-cell>
          <table:table-cell/>
          <table:table-cell office:value-type="float" office:value="477752" calcext:value-type="float">
            <text:p>477752</text:p>
          </table:table-cell>
          <table:table-cell office:value-type="float" office:value="1131422" calcext:value-type="float">
            <text:p>1131422</text:p>
          </table:table-cell>
          <table:table-cell office:value-type="float" office:value="238876" calcext:value-type="float">
            <text:p>238876</text:p>
          </table:table-cell>
          <table:table-cell table:formula="of:=ROUND([.C76]*100)" office:value-type="float" office:value="77952" calcext:value-type="float">
            <text:p>77952</text:p>
          </table:table-cell>
          <table:table-cell table:formula="of:=[.C76]/[.G76]*1000" office:value-type="float" office:value="1.63163942798774" calcext:value-type="float">
            <text:p>1,63163942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284" calcext:value-type="float">
            <text:p>11284</text:p>
          </table:table-cell>
          <table:table-cell office:value-type="float" office:value="812.512" calcext:value-type="float">
            <text:p>812,512</text:p>
          </table:table-cell>
          <table:table-cell/>
          <table:table-cell office:value-type="float" office:value="0.152652" calcext:value-type="float">
            <text:p>0,152652</text:p>
          </table:table-cell>
          <table:table-cell/>
          <table:table-cell office:value-type="float" office:value="519064" calcext:value-type="float">
            <text:p>519064</text:p>
          </table:table-cell>
          <table:table-cell office:value-type="float" office:value="1198656" calcext:value-type="float">
            <text:p>1198656</text:p>
          </table:table-cell>
          <table:table-cell office:value-type="float" office:value="259532" calcext:value-type="float">
            <text:p>259532</text:p>
          </table:table-cell>
          <table:table-cell table:formula="of:=ROUND([.C77]*100)" office:value-type="float" office:value="81251" calcext:value-type="float">
            <text:p>81251</text:p>
          </table:table-cell>
          <table:table-cell table:formula="of:=[.C77]/[.G77]*1000" office:value-type="float" office:value="1.56534069016537" calcext:value-type="float">
            <text:p>1,565340690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378" calcext:value-type="float">
            <text:p>11378</text:p>
          </table:table-cell>
          <table:table-cell office:value-type="float" office:value="797.76" calcext:value-type="float">
            <text:p>797,76</text:p>
          </table:table-cell>
          <table:table-cell/>
          <table:table-cell office:value-type="float" office:value="0.149997" calcext:value-type="float">
            <text:p>0,149997</text:p>
          </table:table-cell>
          <table:table-cell/>
          <table:table-cell office:value-type="float" office:value="523388" calcext:value-type="float">
            <text:p>523388</text:p>
          </table:table-cell>
          <table:table-cell office:value-type="float" office:value="1213665" calcext:value-type="float">
            <text:p>1213665</text:p>
          </table:table-cell>
          <table:table-cell office:value-type="float" office:value="261694" calcext:value-type="float">
            <text:p>261694</text:p>
          </table:table-cell>
          <table:table-cell table:formula="of:=ROUND([.C78]*100)" office:value-type="float" office:value="79776" calcext:value-type="float">
            <text:p>79776</text:p>
          </table:table-cell>
          <table:table-cell table:formula="of:=[.C78]/[.G78]*1000" office:value-type="float" office:value="1.52422294741186" calcext:value-type="float">
            <text:p>1,524222947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727" calcext:value-type="float">
            <text:p>11727</text:p>
          </table:table-cell>
          <table:table-cell office:value-type="float" office:value="814.28" calcext:value-type="float">
            <text:p>814,28</text:p>
          </table:table-cell>
          <table:table-cell/>
          <table:table-cell office:value-type="float" office:value="0.150704" calcext:value-type="float">
            <text:p>0,150704</text:p>
          </table:table-cell>
          <table:table-cell/>
          <table:table-cell office:value-type="float" office:value="551169" calcext:value-type="float">
            <text:p>551169</text:p>
          </table:table-cell>
          <table:table-cell office:value-type="float" office:value="1269931" calcext:value-type="float">
            <text:p>1269931</text:p>
          </table:table-cell>
          <table:table-cell office:value-type="float" office:value="275584" calcext:value-type="float">
            <text:p>275584</text:p>
          </table:table-cell>
          <table:table-cell table:formula="of:=ROUND([.C79]*100)" office:value-type="float" office:value="81428" calcext:value-type="float">
            <text:p>81428</text:p>
          </table:table-cell>
          <table:table-cell table:formula="of:=[.C79]/[.G79]*1000" office:value-type="float" office:value="1.47736901023098" calcext:value-type="float">
            <text:p>1,47736901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912" calcext:value-type="float">
            <text:p>11912</text:p>
          </table:table-cell>
          <table:table-cell office:value-type="float" office:value="869.895" calcext:value-type="float">
            <text:p>869,895</text:p>
          </table:table-cell>
          <table:table-cell/>
          <table:table-cell office:value-type="float" office:value="0.149273" calcext:value-type="float">
            <text:p>0,149273</text:p>
          </table:table-cell>
          <table:table-cell/>
          <table:table-cell office:value-type="float" office:value="559864" calcext:value-type="float">
            <text:p>559864</text:p>
          </table:table-cell>
          <table:table-cell office:value-type="float" office:value="1300100" calcext:value-type="float">
            <text:p>1300100</text:p>
          </table:table-cell>
          <table:table-cell office:value-type="float" office:value="279932" calcext:value-type="float">
            <text:p>279932</text:p>
          </table:table-cell>
          <table:table-cell table:formula="of:=ROUND([.C80]*100)" office:value-type="float" office:value="86990" calcext:value-type="float">
            <text:p>86990</text:p>
          </table:table-cell>
          <table:table-cell table:formula="of:=[.C80]/[.G80]*1000" office:value-type="float" office:value="1.55376127059429" calcext:value-type="float">
            <text:p>1,55376127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245" calcext:value-type="float">
            <text:p>12245</text:p>
          </table:table-cell>
          <table:table-cell office:value-type="float" office:value="938.14" calcext:value-type="float">
            <text:p>938,14</text:p>
          </table:table-cell>
          <table:table-cell/>
          <table:table-cell office:value-type="float" office:value="0.149676" calcext:value-type="float">
            <text:p>0,149676</text:p>
          </table:table-cell>
          <table:table-cell/>
          <table:table-cell office:value-type="float" office:value="587760" calcext:value-type="float">
            <text:p>587760</text:p>
          </table:table-cell>
          <table:table-cell office:value-type="float" office:value="1354996" calcext:value-type="float">
            <text:p>1354996</text:p>
          </table:table-cell>
          <table:table-cell office:value-type="float" office:value="293880" calcext:value-type="float">
            <text:p>293880</text:p>
          </table:table-cell>
          <table:table-cell table:formula="of:=ROUND([.C81]*100)" office:value-type="float" office:value="93814" calcext:value-type="float">
            <text:p>93814</text:p>
          </table:table-cell>
          <table:table-cell table:formula="of:=[.C81]/[.G81]*1000" office:value-type="float" office:value="1.5961276711583" calcext:value-type="float">
            <text:p>1,59612767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490" calcext:value-type="float">
            <text:p>12490</text:p>
          </table:table-cell>
          <table:table-cell office:value-type="float" office:value="925.142" calcext:value-type="float">
            <text:p>925,142</text:p>
          </table:table-cell>
          <table:table-cell/>
          <table:table-cell office:value-type="float" office:value="0.148965" calcext:value-type="float">
            <text:p>0,148965</text:p>
          </table:table-cell>
          <table:table-cell/>
          <table:table-cell office:value-type="float" office:value="587030" calcext:value-type="float">
            <text:p>587030</text:p>
          </table:table-cell>
          <table:table-cell office:value-type="float" office:value="1395865" calcext:value-type="float">
            <text:p>1395865</text:p>
          </table:table-cell>
          <table:table-cell office:value-type="float" office:value="293515" calcext:value-type="float">
            <text:p>293515</text:p>
          </table:table-cell>
          <table:table-cell table:formula="of:=ROUND([.C82]*100)" office:value-type="float" office:value="92514" calcext:value-type="float">
            <text:p>92514</text:p>
          </table:table-cell>
          <table:table-cell table:formula="of:=[.C82]/[.G82]*1000" office:value-type="float" office:value="1.57597056368499" calcext:value-type="float">
            <text:p>1,575970563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676" calcext:value-type="float">
            <text:p>12676</text:p>
          </table:table-cell>
          <table:table-cell office:value-type="float" office:value="963.595" calcext:value-type="float">
            <text:p>963,595</text:p>
          </table:table-cell>
          <table:table-cell/>
          <table:table-cell office:value-type="float" office:value="0.147558" calcext:value-type="float">
            <text:p>0,147558</text:p>
          </table:table-cell>
          <table:table-cell/>
          <table:table-cell office:value-type="float" office:value="608448" calcext:value-type="float">
            <text:p>608448</text:p>
          </table:table-cell>
          <table:table-cell office:value-type="float" office:value="1427162" calcext:value-type="float">
            <text:p>1427162</text:p>
          </table:table-cell>
          <table:table-cell office:value-type="float" office:value="304224" calcext:value-type="float">
            <text:p>304224</text:p>
          </table:table-cell>
          <table:table-cell table:formula="of:=ROUND([.C83]*100)" office:value-type="float" office:value="96360" calcext:value-type="float">
            <text:p>96360</text:p>
          </table:table-cell>
          <table:table-cell table:formula="of:=[.C83]/[.G83]*1000" office:value-type="float" office:value="1.58369326548859" calcext:value-type="float">
            <text:p>1,583693265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107" calcext:value-type="float">
            <text:p>13107</text:p>
          </table:table-cell>
          <table:table-cell office:value-type="float" office:value="1048.32" calcext:value-type="float">
            <text:p>1048,32</text:p>
          </table:table-cell>
          <table:table-cell/>
          <table:table-cell office:value-type="float" office:value="0.14896" calcext:value-type="float">
            <text:p>0,14896</text:p>
          </table:table-cell>
          <table:table-cell/>
          <table:table-cell office:value-type="float" office:value="642243" calcext:value-type="float">
            <text:p>642243</text:p>
          </table:table-cell>
          <table:table-cell office:value-type="float" office:value="1500565" calcext:value-type="float">
            <text:p>1500565</text:p>
          </table:table-cell>
          <table:table-cell office:value-type="float" office:value="321121" calcext:value-type="float">
            <text:p>321121</text:p>
          </table:table-cell>
          <table:table-cell table:formula="of:=ROUND([.C84]*100)" office:value-type="float" office:value="104832" calcext:value-type="float">
            <text:p>104832</text:p>
          </table:table-cell>
          <table:table-cell table:formula="of:=[.C84]/[.G84]*1000" office:value-type="float" office:value="1.63227937089233" calcext:value-type="float">
            <text:p>1,63227937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708" calcext:value-type="float">
            <text:p>13708</text:p>
          </table:table-cell>
          <table:table-cell office:value-type="float" office:value="1072.65" calcext:value-type="float">
            <text:p>1072,65</text:p>
          </table:table-cell>
          <table:table-cell/>
          <table:table-cell office:value-type="float" office:value="0.152142" calcext:value-type="float">
            <text:p>0,152142</text:p>
          </table:table-cell>
          <table:table-cell/>
          <table:table-cell office:value-type="float" office:value="699108" calcext:value-type="float">
            <text:p>699108</text:p>
          </table:table-cell>
          <table:table-cell office:value-type="float" office:value="1604948" calcext:value-type="float">
            <text:p>1604948</text:p>
          </table:table-cell>
          <table:table-cell office:value-type="float" office:value="349554" calcext:value-type="float">
            <text:p>349554</text:p>
          </table:table-cell>
          <table:table-cell table:formula="of:=ROUND([.C85]*100)" office:value-type="float" office:value="107265" calcext:value-type="float">
            <text:p>107265</text:p>
          </table:table-cell>
          <table:table-cell table:formula="of:=[.C85]/[.G85]*1000" office:value-type="float" office:value="1.53431229509604" calcext:value-type="float">
            <text:p>1,53431229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867" calcext:value-type="float">
            <text:p>13867</text:p>
          </table:table-cell>
          <table:table-cell office:value-type="float" office:value="1148.7" calcext:value-type="float">
            <text:p>1148,7</text:p>
          </table:table-cell>
          <table:table-cell/>
          <table:table-cell office:value-type="float" office:value="0.150344" calcext:value-type="float">
            <text:p>0,150344</text:p>
          </table:table-cell>
          <table:table-cell/>
          <table:table-cell office:value-type="float" office:value="707217" calcext:value-type="float">
            <text:p>707217</text:p>
          </table:table-cell>
          <table:table-cell office:value-type="float" office:value="1632953" calcext:value-type="float">
            <text:p>1632953</text:p>
          </table:table-cell>
          <table:table-cell office:value-type="float" office:value="353608" calcext:value-type="float">
            <text:p>353608</text:p>
          </table:table-cell>
          <table:table-cell table:formula="of:=ROUND([.C86]*100)" office:value-type="float" office:value="114870" calcext:value-type="float">
            <text:p>114870</text:p>
          </table:table-cell>
          <table:table-cell table:formula="of:=[.C86]/[.G86]*1000" office:value-type="float" office:value="1.62425394185943" calcext:value-type="float">
            <text:p>1,624253941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056" calcext:value-type="float">
            <text:p>14056</text:p>
          </table:table-cell>
          <table:table-cell office:value-type="float" office:value="1168.1" calcext:value-type="float">
            <text:p>1168,1</text:p>
          </table:table-cell>
          <table:table-cell/>
          <table:table-cell office:value-type="float" office:value="0.148906" calcext:value-type="float">
            <text:p>0,148906</text:p>
          </table:table-cell>
          <table:table-cell/>
          <table:table-cell office:value-type="float" office:value="716856" calcext:value-type="float">
            <text:p>716856</text:p>
          </table:table-cell>
          <table:table-cell office:value-type="float" office:value="1666451" calcext:value-type="float">
            <text:p>1666451</text:p>
          </table:table-cell>
          <table:table-cell office:value-type="float" office:value="358428" calcext:value-type="float">
            <text:p>358428</text:p>
          </table:table-cell>
          <table:table-cell table:formula="of:=ROUND([.C87]*100)" office:value-type="float" office:value="116810" calcext:value-type="float">
            <text:p>116810</text:p>
          </table:table-cell>
          <table:table-cell table:formula="of:=[.C87]/[.G87]*1000" office:value-type="float" office:value="1.62947649179194" calcext:value-type="float">
            <text:p>1,62947649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46" calcext:value-type="float">
            <text:p>14446</text:p>
          </table:table-cell>
          <table:table-cell office:value-type="float" office:value="1175.87" calcext:value-type="float">
            <text:p>1175,87</text:p>
          </table:table-cell>
          <table:table-cell/>
          <table:table-cell office:value-type="float" office:value="0.149575" calcext:value-type="float">
            <text:p>0,149575</text:p>
          </table:table-cell>
          <table:table-cell/>
          <table:table-cell office:value-type="float" office:value="736746" calcext:value-type="float">
            <text:p>736746</text:p>
          </table:table-cell>
          <table:table-cell office:value-type="float" office:value="1736286" calcext:value-type="float">
            <text:p>1736286</text:p>
          </table:table-cell>
          <table:table-cell office:value-type="float" office:value="368373" calcext:value-type="float">
            <text:p>368373</text:p>
          </table:table-cell>
          <table:table-cell table:formula="of:=ROUND([.C88]*100)" office:value-type="float" office:value="117587" calcext:value-type="float">
            <text:p>117587</text:p>
          </table:table-cell>
          <table:table-cell table:formula="of:=[.C88]/[.G88]*1000" office:value-type="float" office:value="1.59603173956832" calcext:value-type="float">
            <text:p>1,596031739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773" calcext:value-type="float">
            <text:p>14773</text:p>
          </table:table-cell>
          <table:table-cell office:value-type="float" office:value="1168.83" calcext:value-type="float">
            <text:p>1168,83</text:p>
          </table:table-cell>
          <table:table-cell/>
          <table:table-cell office:value-type="float" office:value="0.149539" calcext:value-type="float">
            <text:p>0,149539</text:p>
          </table:table-cell>
          <table:table-cell/>
          <table:table-cell office:value-type="float" office:value="768196" calcext:value-type="float">
            <text:p>768196</text:p>
          </table:table-cell>
          <table:table-cell office:value-type="float" office:value="1795572" calcext:value-type="float">
            <text:p>1795572</text:p>
          </table:table-cell>
          <table:table-cell office:value-type="float" office:value="384098" calcext:value-type="float">
            <text:p>384098</text:p>
          </table:table-cell>
          <table:table-cell table:formula="of:=ROUND([.C89]*100)" office:value-type="float" office:value="116883" calcext:value-type="float">
            <text:p>116883</text:p>
          </table:table-cell>
          <table:table-cell table:formula="of:=[.C89]/[.G89]*1000" office:value-type="float" office:value="1.52152575644757" calcext:value-type="float">
            <text:p>1,52152575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996" calcext:value-type="float">
            <text:p>14996</text:p>
          </table:table-cell>
          <table:table-cell office:value-type="float" office:value="1254.83" calcext:value-type="float">
            <text:p>1254,83</text:p>
          </table:table-cell>
          <table:table-cell/>
          <table:table-cell office:value-type="float" office:value="0.148438" calcext:value-type="float">
            <text:p>0,148438</text:p>
          </table:table-cell>
          <table:table-cell/>
          <table:table-cell office:value-type="float" office:value="779792" calcext:value-type="float">
            <text:p>779792</text:p>
          </table:table-cell>
          <table:table-cell office:value-type="float" office:value="1836382" calcext:value-type="float">
            <text:p>1836382</text:p>
          </table:table-cell>
          <table:table-cell office:value-type="float" office:value="389896" calcext:value-type="float">
            <text:p>389896</text:p>
          </table:table-cell>
          <table:table-cell table:formula="of:=ROUND([.C90]*100)" office:value-type="float" office:value="125483" calcext:value-type="float">
            <text:p>125483</text:p>
          </table:table-cell>
          <table:table-cell table:formula="of:=[.C90]/[.G90]*1000" office:value-type="float" office:value="1.60918552639678" calcext:value-type="float">
            <text:p>1,609185526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452" calcext:value-type="float">
            <text:p>15452</text:p>
          </table:table-cell>
          <table:table-cell office:value-type="float" office:value="1336.08" calcext:value-type="float">
            <text:p>1336,08</text:p>
          </table:table-cell>
          <table:table-cell/>
          <table:table-cell office:value-type="float" office:value="0.149605" calcext:value-type="float">
            <text:p>0,149605</text:p>
          </table:table-cell>
          <table:table-cell/>
          <table:table-cell office:value-type="float" office:value="834408" calcext:value-type="float">
            <text:p>834408</text:p>
          </table:table-cell>
          <table:table-cell office:value-type="float" office:value="1920777" calcext:value-type="float">
            <text:p>1920777</text:p>
          </table:table-cell>
          <table:table-cell office:value-type="float" office:value="417204" calcext:value-type="float">
            <text:p>417204</text:p>
          </table:table-cell>
          <table:table-cell table:formula="of:=ROUND([.C91]*100)" office:value-type="float" office:value="133608" calcext:value-type="float">
            <text:p>133608</text:p>
          </table:table-cell>
          <table:table-cell table:formula="of:=[.C91]/[.G91]*1000" office:value-type="float" office:value="1.60123105243478" calcext:value-type="float">
            <text:p>1,601231052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767" calcext:value-type="float">
            <text:p>15767</text:p>
          </table:table-cell>
          <table:table-cell office:value-type="float" office:value="1352.81" calcext:value-type="float">
            <text:p>1352,81</text:p>
          </table:table-cell>
          <table:table-cell/>
          <table:table-cell office:value-type="float" office:value="0.149351" calcext:value-type="float">
            <text:p>0,149351</text:p>
          </table:table-cell>
          <table:table-cell/>
          <table:table-cell office:value-type="float" office:value="867185" calcext:value-type="float">
            <text:p>867185</text:p>
          </table:table-cell>
          <table:table-cell office:value-type="float" office:value="1979810" calcext:value-type="float">
            <text:p>1979810</text:p>
          </table:table-cell>
          <table:table-cell office:value-type="float" office:value="433592" calcext:value-type="float">
            <text:p>433592</text:p>
          </table:table-cell>
          <table:table-cell table:formula="of:=ROUND([.C92]*100)" office:value-type="float" office:value="135281" calcext:value-type="float">
            <text:p>135281</text:p>
          </table:table-cell>
          <table:table-cell table:formula="of:=[.C92]/[.G92]*1000" office:value-type="float" office:value="1.56000161441907" calcext:value-type="float">
            <text:p>1,560001614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466" calcext:value-type="float">
            <text:p>16466</text:p>
          </table:table-cell>
          <table:table-cell office:value-type="float" office:value="1451.6" calcext:value-type="float">
            <text:p>1451,6</text:p>
          </table:table-cell>
          <table:table-cell/>
          <table:table-cell office:value-type="float" office:value="0.152633" calcext:value-type="float">
            <text:p>0,152633</text:p>
          </table:table-cell>
          <table:table-cell/>
          <table:table-cell office:value-type="float" office:value="938562" calcext:value-type="float">
            <text:p>938562</text:p>
          </table:table-cell>
          <table:table-cell office:value-type="float" office:value="2112915" calcext:value-type="float">
            <text:p>2112915</text:p>
          </table:table-cell>
          <table:table-cell office:value-type="float" office:value="469281" calcext:value-type="float">
            <text:p>469281</text:p>
          </table:table-cell>
          <table:table-cell table:formula="of:=ROUND([.C93]*100)" office:value-type="float" office:value="145160" calcext:value-type="float">
            <text:p>145160</text:p>
          </table:table-cell>
          <table:table-cell table:formula="of:=[.C93]/[.G93]*1000" office:value-type="float" office:value="1.54662132070124" calcext:value-type="float">
            <text:p>1,54662132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631" calcext:value-type="float">
            <text:p>16631</text:p>
          </table:table-cell>
          <table:table-cell office:value-type="float" office:value="1448.74" calcext:value-type="float">
            <text:p>1448,74</text:p>
          </table:table-cell>
          <table:table-cell/>
          <table:table-cell office:value-type="float" office:value="0.150896" calcext:value-type="float">
            <text:p>0,150896</text:p>
          </table:table-cell>
          <table:table-cell/>
          <table:table-cell office:value-type="float" office:value="931336" calcext:value-type="float">
            <text:p>931336</text:p>
          </table:table-cell>
          <table:table-cell office:value-type="float" office:value="2144754" calcext:value-type="float">
            <text:p>2144754</text:p>
          </table:table-cell>
          <table:table-cell office:value-type="float" office:value="465668" calcext:value-type="float">
            <text:p>465668</text:p>
          </table:table-cell>
          <table:table-cell table:formula="of:=ROUND([.C94]*100)" office:value-type="float" office:value="144874" calcext:value-type="float">
            <text:p>144874</text:p>
          </table:table-cell>
          <table:table-cell table:formula="of:=[.C94]/[.G94]*1000" office:value-type="float" office:value="1.55555030622675" calcext:value-type="float">
            <text:p>1,555550306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6906" calcext:value-type="float">
            <text:p>16906</text:p>
          </table:table-cell>
          <table:table-cell office:value-type="float" office:value="1455.45" calcext:value-type="float">
            <text:p>1455,45</text:p>
          </table:table-cell>
          <table:table-cell/>
          <table:table-cell office:value-type="float" office:value="0.150175" calcext:value-type="float">
            <text:p>0,150175</text:p>
          </table:table-cell>
          <table:table-cell/>
          <table:table-cell office:value-type="float" office:value="963642" calcext:value-type="float">
            <text:p>963642</text:p>
          </table:table-cell>
          <table:table-cell office:value-type="float" office:value="2198170" calcext:value-type="float">
            <text:p>2198170</text:p>
          </table:table-cell>
          <table:table-cell office:value-type="float" office:value="481821" calcext:value-type="float">
            <text:p>481821</text:p>
          </table:table-cell>
          <table:table-cell table:formula="of:=ROUND([.C95]*100)" office:value-type="float" office:value="145545" calcext:value-type="float">
            <text:p>145545</text:p>
          </table:table-cell>
          <table:table-cell table:formula="of:=[.C95]/[.G95]*1000" office:value-type="float" office:value="1.51036380730603" calcext:value-type="float">
            <text:p>1,510363807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225" calcext:value-type="float">
            <text:p>17225</text:p>
          </table:table-cell>
          <table:table-cell office:value-type="float" office:value="1581.64" calcext:value-type="float">
            <text:p>1581,64</text:p>
          </table:table-cell>
          <table:table-cell/>
          <table:table-cell office:value-type="float" office:value="0.149835" calcext:value-type="float">
            <text:p>0,149835</text:p>
          </table:table-cell>
          <table:table-cell/>
          <table:table-cell office:value-type="float" office:value="981825" calcext:value-type="float">
            <text:p>981825</text:p>
          </table:table-cell>
          <table:table-cell office:value-type="float" office:value="2260678" calcext:value-type="float">
            <text:p>2260678</text:p>
          </table:table-cell>
          <table:table-cell office:value-type="float" office:value="490912" calcext:value-type="float">
            <text:p>490912</text:p>
          </table:table-cell>
          <table:table-cell table:formula="of:=ROUND([.C96]*100)" office:value-type="float" office:value="158164" calcext:value-type="float">
            <text:p>158164</text:p>
          </table:table-cell>
          <table:table-cell table:formula="of:=[.C96]/[.G96]*1000" office:value-type="float" office:value="1.610918442696" calcext:value-type="float">
            <text:p>1,61091844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7846" calcext:value-type="float">
            <text:p>17846</text:p>
          </table:table-cell>
          <table:table-cell office:value-type="float" office:value="1596.1" calcext:value-type="float">
            <text:p>1596,1</text:p>
          </table:table-cell>
          <table:table-cell/>
          <table:table-cell office:value-type="float" office:value="0.152049" calcext:value-type="float">
            <text:p>0,152049</text:p>
          </table:table-cell>
          <table:table-cell/>
          <table:table-cell office:value-type="float" office:value="1035068" calcext:value-type="float">
            <text:p>1035068</text:p>
          </table:table-cell>
          <table:table-cell office:value-type="float" office:value="2384027" calcext:value-type="float">
            <text:p>2384027</text:p>
          </table:table-cell>
          <table:table-cell office:value-type="float" office:value="517534" calcext:value-type="float">
            <text:p>517534</text:p>
          </table:table-cell>
          <table:table-cell table:formula="of:=ROUND([.C97]*100)" office:value-type="float" office:value="159610" calcext:value-type="float">
            <text:p>159610</text:p>
          </table:table-cell>
          <table:table-cell table:formula="of:=[.C97]/[.G97]*1000" office:value-type="float" office:value="1.5420242921238" calcext:value-type="float">
            <text:p>1,54202429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892" calcext:value-type="float">
            <text:p>17892</text:p>
          </table:table-cell>
          <table:table-cell office:value-type="float" office:value="1659.77" calcext:value-type="float">
            <text:p>1659,77</text:p>
          </table:table-cell>
          <table:table-cell/>
          <table:table-cell office:value-type="float" office:value="0.149343" calcext:value-type="float">
            <text:p>0,149343</text:p>
          </table:table-cell>
          <table:table-cell/>
          <table:table-cell office:value-type="float" office:value="1037736" calcext:value-type="float">
            <text:p>1037736</text:p>
          </table:table-cell>
          <table:table-cell office:value-type="float" office:value="2393251" calcext:value-type="float">
            <text:p>2393251</text:p>
          </table:table-cell>
          <table:table-cell office:value-type="float" office:value="518868" calcext:value-type="float">
            <text:p>518868</text:p>
          </table:table-cell>
          <table:table-cell table:formula="of:=ROUND([.C98]*100)" office:value-type="float" office:value="165977" calcext:value-type="float">
            <text:p>165977</text:p>
          </table:table-cell>
          <table:table-cell table:formula="of:=[.C98]/[.G98]*1000" office:value-type="float" office:value="1.59941449463062" calcext:value-type="float">
            <text:p>1,599414494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8271" calcext:value-type="float">
            <text:p>18271</text:p>
          </table:table-cell>
          <table:table-cell office:value-type="float" office:value="1685.12" calcext:value-type="float">
            <text:p>1685,12</text:p>
          </table:table-cell>
          <table:table-cell/>
          <table:table-cell office:value-type="float" office:value="0.149438" calcext:value-type="float">
            <text:p>0,149438</text:p>
          </table:table-cell>
          <table:table-cell/>
          <table:table-cell office:value-type="float" office:value="1077989" calcext:value-type="float">
            <text:p>1077989</text:p>
          </table:table-cell>
          <table:table-cell office:value-type="float" office:value="2469695" calcext:value-type="float">
            <text:p>2469695</text:p>
          </table:table-cell>
          <table:table-cell office:value-type="float" office:value="538994" calcext:value-type="float">
            <text:p>538994</text:p>
          </table:table-cell>
          <table:table-cell table:formula="of:=ROUND([.C99]*100)" office:value-type="float" office:value="168512" calcext:value-type="float">
            <text:p>168512</text:p>
          </table:table-cell>
          <table:table-cell table:formula="of:=[.C99]/[.G99]*1000" office:value-type="float" office:value="1.56320704571197" calcext:value-type="float">
            <text:p>1,56320704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677" calcext:value-type="float">
            <text:p>18677</text:p>
          </table:table-cell>
          <table:table-cell office:value-type="float" office:value="1784.38" calcext:value-type="float">
            <text:p>1784,38</text:p>
          </table:table-cell>
          <table:table-cell/>
          <table:table-cell office:value-type="float" office:value="0.149715" calcext:value-type="float">
            <text:p>0,149715</text:p>
          </table:table-cell>
          <table:table-cell/>
          <table:table-cell office:value-type="float" office:value="1101943" calcext:value-type="float">
            <text:p>1101943</text:p>
          </table:table-cell>
          <table:table-cell office:value-type="float" office:value="2552470" calcext:value-type="float">
            <text:p>2552470</text:p>
          </table:table-cell>
          <table:table-cell office:value-type="float" office:value="550971" calcext:value-type="float">
            <text:p>550971</text:p>
          </table:table-cell>
          <table:table-cell table:formula="of:=ROUND([.C100]*100)" office:value-type="float" office:value="178438" calcext:value-type="float">
            <text:p>178438</text:p>
          </table:table-cell>
          <table:table-cell table:formula="of:=[.C100]/[.G100]*1000" office:value-type="float" office:value="1.61930335779618" calcext:value-type="float">
            <text:p>1,619303357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022" calcext:value-type="float">
            <text:p>19022</text:p>
          </table:table-cell>
          <table:table-cell office:value-type="float" office:value="1847.35" calcext:value-type="float">
            <text:p>1847,35</text:p>
          </table:table-cell>
          <table:table-cell/>
          <table:table-cell office:value-type="float" office:value="0.149474" calcext:value-type="float">
            <text:p>0,149474</text:p>
          </table:table-cell>
          <table:table-cell/>
          <table:table-cell office:value-type="float" office:value="1141320" calcext:value-type="float">
            <text:p>1141320</text:p>
          </table:table-cell>
          <table:table-cell office:value-type="float" office:value="2623519" calcext:value-type="float">
            <text:p>2623519</text:p>
          </table:table-cell>
          <table:table-cell office:value-type="float" office:value="570660" calcext:value-type="float">
            <text:p>570660</text:p>
          </table:table-cell>
          <table:table-cell table:formula="of:=ROUND([.C101]*100)" office:value-type="float" office:value="184735" calcext:value-type="float">
            <text:p>184735</text:p>
          </table:table-cell>
          <table:table-cell table:formula="of:=[.C101]/[.G101]*1000" office:value-type="float" office:value="1.61860827813409" calcext:value-type="float">
            <text:p>1,6186082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22:31:00.173024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22:50:00.841327042</dc:date>
    <dc:creator>griselda </dc:creator>
    <meta:generator>LibreOffice/4.2.4.2$Linux_x86 LibreOffice_project/420m0$Build-2</meta:generator>
    <meta:editing-duration>P0D</meta:editing-duration>
    <meta:editing-cycles>2</meta:editing-cycles>
    <meta:document-statistic meta:table-count="1" meta:cell-count="9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53cm" svg:y="3.703cm" style:legend-expansion="high" chart:style-name="ch2"/>
        <chart:plot-area chart:style-name="ch3" table:cell-range-address="Sheet1.B1:Sheet1.B101 Sheet1.I1:Sheet1.J101" chart:data-source-has-labels="row" svg:x="0.77cm" svg:y="0.855cm" svg:width="10.144cm" svg:height="7.545cm">
          <chartooo:coordinate-region svg:x="2.132cm" svg:y="1.054cm" svg:width="8.728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I2:Sheet1.I101" chart:label-cell-address="Sheet1.I1:Sheet1.I1" chart:class="chart:line">
            <chart:data-point chart:repeated="100"/>
          </chart:series>
          <chart:series chart:style-name="ch8" chart:values-cell-range-address="Sheet1.J2:Sheet1.J101" chart:label-cell-address="Sheet1.J1:Sheet1.J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1/2*degeneraty</text:p>
                <draw:g>
                  <svg:desc>Sheet1.I1:Sheet1.I1</svg:desc>
                </draw:g>
              </table:table-cell>
              <table:table-cell office:value-type="string">
                <text:p>Ms//1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2:Sheet1.B101</svg:desc>
                </draw:g>
              </table:table-cell>
              <table:table-cell office:value-type="float" office:value="4">
                <text:p>4</text:p>
                <draw:g>
                  <svg:desc>Sheet1.I2:Sheet1.I101</svg:desc>
                </draw:g>
              </table:table-cell>
              <table:table-cell office:value-type="float" office:value="21">
                <text:p>21</text:p>
                <draw:g>
                  <svg:desc>Sheet1.J2:Sheet1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226">
                <text:p>2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370">
                <text:p>3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">
                <text:p>193</text:p>
              </table:table-cell>
              <table:table-cell office:value-type="float" office:value="482">
                <text:p>4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">
                <text:p>212</text:p>
              </table:table-cell>
              <table:table-cell office:value-type="float" office:value="530">
                <text:p>53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732">
                <text:p>73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">
                <text:p>328</text:p>
              </table:table-cell>
              <table:table-cell office:value-type="float" office:value="1148">
                <text:p>114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">
                <text:p>361</text:p>
              </table:table-cell>
              <table:table-cell office:value-type="float" office:value="1263">
                <text:p>126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  <table:table-cell office:value-type="float" office:value="1309">
                <text:p>130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">
                <text:p>446</text:p>
              </table:table-cell>
              <table:table-cell office:value-type="float" office:value="1784">
                <text:p>1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7">
                <text:p>527</text:p>
              </table:table-cell>
              <table:table-cell office:value-type="float" office:value="2371">
                <text:p>23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7">
                <text:p>617</text:p>
              </table:table-cell>
              <table:table-cell office:value-type="float" office:value="3085">
                <text:p>308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8">
                <text:p>688</text:p>
              </table:table-cell>
              <table:table-cell office:value-type="float" office:value="3784">
                <text:p>378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2">
                <text:p>792</text:p>
              </table:table-cell>
              <table:table-cell office:value-type="float" office:value="4356">
                <text:p>435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9">
                <text:p>829</text:p>
              </table:table-cell>
              <table:table-cell office:value-type="float" office:value="4559">
                <text:p>4559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4840">
                <text:p>484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">
                <text:p>970</text:p>
              </table:table-cell>
              <table:table-cell office:value-type="float" office:value="5820">
                <text:p>582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">
                <text:p>1068</text:p>
              </table:table-cell>
              <table:table-cell office:value-type="float" office:value="6942">
                <text:p>6942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9">
                <text:p>1159</text:p>
              </table:table-cell>
              <table:table-cell office:value-type="float" office:value="8113">
                <text:p>8113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4">
                <text:p>1254</text:p>
              </table:table-cell>
              <table:table-cell office:value-type="float" office:value="8778">
                <text:p>8778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3">
                <text:p>1373</text:p>
              </table:table-cell>
              <table:table-cell office:value-type="float" office:value="10297">
                <text:p>1029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7">
                <text:p>1467</text:p>
              </table:table-cell>
              <table:table-cell office:value-type="float" office:value="11002">
                <text:p>1100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4">
                <text:p>1594</text:p>
              </table:table-cell>
              <table:table-cell office:value-type="float" office:value="12752">
                <text:p>12752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6">
                <text:p>1676</text:p>
              </table:table-cell>
              <table:table-cell office:value-type="float" office:value="14246">
                <text:p>14246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3">
                <text:p>1773</text:p>
              </table:table-cell>
              <table:table-cell office:value-type="float" office:value="14184">
                <text:p>14184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3">
                <text:p>1863</text:p>
              </table:table-cell>
              <table:table-cell office:value-type="float" office:value="14904">
                <text:p>14904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3">
                <text:p>2083</text:p>
              </table:table-cell>
              <table:table-cell office:value-type="float" office:value="18747">
                <text:p>18747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90">
                <text:p>2190</text:p>
              </table:table-cell>
              <table:table-cell office:value-type="float" office:value="20805">
                <text:p>20805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4">
                <text:p>2194</text:p>
              </table:table-cell>
              <table:table-cell office:value-type="float" office:value="20843">
                <text:p>20843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1">
                <text:p>2371</text:p>
              </table:table-cell>
              <table:table-cell office:value-type="float" office:value="22524">
                <text:p>2252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8">
                <text:p>2508</text:p>
              </table:table-cell>
              <table:table-cell office:value-type="float" office:value="23826">
                <text:p>23826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5">
                <text:p>2735</text:p>
              </table:table-cell>
              <table:table-cell office:value-type="float" office:value="28717">
                <text:p>28717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7">
                <text:p>2897</text:p>
              </table:table-cell>
              <table:table-cell office:value-type="float" office:value="31867">
                <text:p>31867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28">
                <text:p>2928</text:p>
              </table:table-cell>
              <table:table-cell office:value-type="float" office:value="30744">
                <text:p>30744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1">
                <text:p>3031</text:p>
              </table:table-cell>
              <table:table-cell office:value-type="float" office:value="31825">
                <text:p>31825</text:p>
              </table:table-cell>
              <table:table-cell office:value-type="float" office:value="10332">
                <text:p>1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0">
                <text:p>3290</text:p>
              </table:table-cell>
              <table:table-cell office:value-type="float" office:value="37835">
                <text:p>37835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0">
                <text:p>3390</text:p>
              </table:table-cell>
              <table:table-cell office:value-type="float" office:value="38985">
                <text:p>38985</text:p>
              </table:table-cell>
              <table:table-cell office:value-type="float" office:value="13614">
                <text:p>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7">
                <text:p>3497</text:p>
              </table:table-cell>
              <table:table-cell office:value-type="float" office:value="41964">
                <text:p>41964</text:p>
              </table:table-cell>
              <table:table-cell office:value-type="float" office:value="14480">
                <text:p>14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7">
                <text:p>3677</text:p>
              </table:table-cell>
              <table:table-cell office:value-type="float" office:value="44124">
                <text:p>44124</text:p>
              </table:table-cell>
              <table:table-cell office:value-type="float" office:value="14680">
                <text:p>14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81">
                <text:p>4081</text:p>
              </table:table-cell>
              <table:table-cell office:value-type="float" office:value="55093">
                <text:p>55093</text:p>
              </table:table-cell>
              <table:table-cell office:value-type="float" office:value="14884">
                <text:p>14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">
                <text:p>4161</text:p>
              </table:table-cell>
              <table:table-cell office:value-type="float" office:value="56173">
                <text:p>56173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7">
                <text:p>4347</text:p>
              </table:table-cell>
              <table:table-cell office:value-type="float" office:value="58684">
                <text:p>58684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99">
                <text:p>4499</text:p>
              </table:table-cell>
              <table:table-cell office:value-type="float" office:value="62986">
                <text:p>62986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85">
                <text:p>4685</text:p>
              </table:table-cell>
              <table:table-cell office:value-type="float" office:value="65590">
                <text:p>65590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71050">
                <text:p>71050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9">
                <text:p>5009</text:p>
              </table:table-cell>
              <table:table-cell office:value-type="float" office:value="72630">
                <text:p>72630</text:p>
              </table:table-cell>
              <table:table-cell office:value-type="float" office:value="21149">
                <text:p>21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9">
                <text:p>5209</text:p>
              </table:table-cell>
              <table:table-cell office:value-type="float" office:value="75530">
                <text:p>75530</text:p>
              </table:table-cell>
              <table:table-cell office:value-type="float" office:value="23792">
                <text:p>23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59">
                <text:p>5559</text:p>
              </table:table-cell>
              <table:table-cell office:value-type="float" office:value="88944">
                <text:p>88944</text:p>
              </table:table-cell>
              <table:table-cell office:value-type="float" office:value="27254">
                <text:p>27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49">
                <text:p>5649</text:p>
              </table:table-cell>
              <table:table-cell office:value-type="float" office:value="87559">
                <text:p>87559</text:p>
              </table:table-cell>
              <table:table-cell office:value-type="float" office:value="27714">
                <text:p>27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05">
                <text:p>5805</text:p>
              </table:table-cell>
              <table:table-cell office:value-type="float" office:value="89977">
                <text:p>89977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86">
                <text:p>6086</text:p>
              </table:table-cell>
              <table:table-cell office:value-type="float" office:value="100419">
                <text:p>100419</text:p>
              </table:table-cell>
              <table:table-cell office:value-type="float" office:value="29781">
                <text:p>29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21">
                <text:p>6221</text:p>
              </table:table-cell>
              <table:table-cell office:value-type="float" office:value="99536">
                <text:p>99536</text:p>
              </table:table-cell>
              <table:table-cell office:value-type="float" office:value="29301">
                <text:p>29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49">
                <text:p>6549</text:p>
              </table:table-cell>
              <table:table-cell office:value-type="float" office:value="111333">
                <text:p>111333</text:p>
              </table:table-cell>
              <table:table-cell office:value-type="float" office:value="31821">
                <text:p>3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86">
                <text:p>6786</text:p>
              </table:table-cell>
              <table:table-cell office:value-type="float" office:value="118755">
                <text:p>118755</text:p>
              </table:table-cell>
              <table:table-cell office:value-type="float" office:value="36888">
                <text:p>36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83">
                <text:p>6983</text:p>
              </table:table-cell>
              <table:table-cell office:value-type="float" office:value="125694">
                <text:p>125694</text:p>
              </table:table-cell>
              <table:table-cell office:value-type="float" office:value="39568">
                <text:p>39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94">
                <text:p>7094</text:p>
              </table:table-cell>
              <table:table-cell office:value-type="float" office:value="124145">
                <text:p>124145</text:p>
              </table:table-cell>
              <table:table-cell office:value-type="float" office:value="37508">
                <text:p>37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44">
                <text:p>7444</text:p>
              </table:table-cell>
              <table:table-cell office:value-type="float" office:value="133992">
                <text:p>133992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48">
                <text:p>7648</text:p>
              </table:table-cell>
              <table:table-cell office:value-type="float" office:value="141488">
                <text:p>141488</text:p>
              </table:table-cell>
              <table:table-cell office:value-type="float" office:value="44006">
                <text:p>44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68">
                <text:p>7968</text:p>
              </table:table-cell>
              <table:table-cell office:value-type="float" office:value="147408">
                <text:p>147408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41">
                <text:p>8241</text:p>
              </table:table-cell>
              <table:table-cell office:value-type="float" office:value="156579">
                <text:p>156579</text:p>
              </table:table-cell>
              <table:table-cell office:value-type="float" office:value="48437">
                <text:p>48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4">
                <text:p>8364</text:p>
              </table:table-cell>
              <table:table-cell office:value-type="float" office:value="158916">
                <text:p>158916</text:p>
              </table:table-cell>
              <table:table-cell office:value-type="float" office:value="47960">
                <text:p>479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80">
                <text:p>8680</text:p>
              </table:table-cell>
              <table:table-cell office:value-type="float" office:value="173600">
                <text:p>173600</text:p>
              </table:table-cell>
              <table:table-cell office:value-type="float" office:value="55090">
                <text:p>550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4">
                <text:p>9094</text:p>
              </table:table-cell>
              <table:table-cell office:value-type="float" office:value="181880">
                <text:p>181880</text:p>
              </table:table-cell>
              <table:table-cell office:value-type="float" office:value="58964">
                <text:p>58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78">
                <text:p>9178</text:p>
              </table:table-cell>
              <table:table-cell office:value-type="float" office:value="188149">
                <text:p>188149</text:p>
              </table:table-cell>
              <table:table-cell office:value-type="float" office:value="58691">
                <text:p>58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65">
                <text:p>9465</text:p>
              </table:table-cell>
              <table:table-cell office:value-type="float" office:value="198765">
                <text:p>198765</text:p>
              </table:table-cell>
              <table:table-cell office:value-type="float" office:value="60221">
                <text:p>60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57">
                <text:p>9857</text:p>
              </table:table-cell>
              <table:table-cell office:value-type="float" office:value="211925">
                <text:p>211925</text:p>
              </table:table-cell>
              <table:table-cell office:value-type="float" office:value="66001">
                <text:p>66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19">
                <text:p>10019</text:p>
              </table:table-cell>
              <table:table-cell office:value-type="float" office:value="215408">
                <text:p>215408</text:p>
              </table:table-cell>
              <table:table-cell office:value-type="float" office:value="69723">
                <text:p>69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05">
                <text:p>10205</text:p>
              </table:table-cell>
              <table:table-cell office:value-type="float" office:value="219407">
                <text:p>219407</text:p>
              </table:table-cell>
              <table:table-cell office:value-type="float" office:value="65758">
                <text:p>65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20">
                <text:p>10520</text:p>
              </table:table-cell>
              <table:table-cell office:value-type="float" office:value="226180">
                <text:p>226180</text:p>
              </table:table-cell>
              <table:table-cell office:value-type="float" office:value="73421">
                <text:p>73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58">
                <text:p>10858</text:p>
              </table:table-cell>
              <table:table-cell office:value-type="float" office:value="238876">
                <text:p>238876</text:p>
              </table:table-cell>
              <table:table-cell office:value-type="float" office:value="77952">
                <text:p>77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84">
                <text:p>11284</text:p>
              </table:table-cell>
              <table:table-cell office:value-type="float" office:value="259532">
                <text:p>259532</text:p>
              </table:table-cell>
              <table:table-cell office:value-type="float" office:value="81251">
                <text:p>81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78">
                <text:p>11378</text:p>
              </table:table-cell>
              <table:table-cell office:value-type="float" office:value="261694">
                <text:p>261694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27">
                <text:p>11727</text:p>
              </table:table-cell>
              <table:table-cell office:value-type="float" office:value="275584">
                <text:p>275584</text:p>
              </table:table-cell>
              <table:table-cell office:value-type="float" office:value="81428">
                <text:p>8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12">
                <text:p>11912</text:p>
              </table:table-cell>
              <table:table-cell office:value-type="float" office:value="279932">
                <text:p>279932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45">
                <text:p>12245</text:p>
              </table:table-cell>
              <table:table-cell office:value-type="float" office:value="293880">
                <text:p>293880</text:p>
              </table:table-cell>
              <table:table-cell office:value-type="float" office:value="93814">
                <text:p>93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90">
                <text:p>12490</text:p>
              </table:table-cell>
              <table:table-cell office:value-type="float" office:value="293515">
                <text:p>293515</text:p>
              </table:table-cell>
              <table:table-cell office:value-type="float" office:value="92514">
                <text:p>92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76">
                <text:p>12676</text:p>
              </table:table-cell>
              <table:table-cell office:value-type="float" office:value="304224">
                <text:p>304224</text:p>
              </table:table-cell>
              <table:table-cell office:value-type="float" office:value="96360">
                <text:p>96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07">
                <text:p>13107</text:p>
              </table:table-cell>
              <table:table-cell office:value-type="float" office:value="321121">
                <text:p>321121</text:p>
              </table:table-cell>
              <table:table-cell office:value-type="float" office:value="104832">
                <text:p>104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08">
                <text:p>13708</text:p>
              </table:table-cell>
              <table:table-cell office:value-type="float" office:value="349554">
                <text:p>349554</text:p>
              </table:table-cell>
              <table:table-cell office:value-type="float" office:value="107265">
                <text:p>107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67">
                <text:p>13867</text:p>
              </table:table-cell>
              <table:table-cell office:value-type="float" office:value="353608">
                <text:p>353608</text:p>
              </table:table-cell>
              <table:table-cell office:value-type="float" office:value="114870">
                <text:p>1148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56">
                <text:p>14056</text:p>
              </table:table-cell>
              <table:table-cell office:value-type="float" office:value="358428">
                <text:p>358428</text:p>
              </table:table-cell>
              <table:table-cell office:value-type="float" office:value="116810">
                <text:p>1168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46">
                <text:p>14446</text:p>
              </table:table-cell>
              <table:table-cell office:value-type="float" office:value="368373">
                <text:p>368373</text:p>
              </table:table-cell>
              <table:table-cell office:value-type="float" office:value="117587">
                <text:p>117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3">
                <text:p>14773</text:p>
              </table:table-cell>
              <table:table-cell office:value-type="float" office:value="384098">
                <text:p>384098</text:p>
              </table:table-cell>
              <table:table-cell office:value-type="float" office:value="116883">
                <text:p>116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96">
                <text:p>14996</text:p>
              </table:table-cell>
              <table:table-cell office:value-type="float" office:value="389896">
                <text:p>389896</text:p>
              </table:table-cell>
              <table:table-cell office:value-type="float" office:value="125483">
                <text:p>125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52">
                <text:p>15452</text:p>
              </table:table-cell>
              <table:table-cell office:value-type="float" office:value="417204">
                <text:p>417204</text:p>
              </table:table-cell>
              <table:table-cell office:value-type="float" office:value="133608">
                <text:p>133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67">
                <text:p>15767</text:p>
              </table:table-cell>
              <table:table-cell office:value-type="float" office:value="433592">
                <text:p>433592</text:p>
              </table:table-cell>
              <table:table-cell office:value-type="float" office:value="135281">
                <text:p>135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66">
                <text:p>16466</text:p>
              </table:table-cell>
              <table:table-cell office:value-type="float" office:value="469281">
                <text:p>469281</text:p>
              </table:table-cell>
              <table:table-cell office:value-type="float" office:value="145160">
                <text:p>145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31">
                <text:p>16631</text:p>
              </table:table-cell>
              <table:table-cell office:value-type="float" office:value="465668">
                <text:p>465668</text:p>
              </table:table-cell>
              <table:table-cell office:value-type="float" office:value="144874">
                <text:p>144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06">
                <text:p>16906</text:p>
              </table:table-cell>
              <table:table-cell office:value-type="float" office:value="481821">
                <text:p>481821</text:p>
              </table:table-cell>
              <table:table-cell office:value-type="float" office:value="145545">
                <text:p>145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25">
                <text:p>17225</text:p>
              </table:table-cell>
              <table:table-cell office:value-type="float" office:value="490912">
                <text:p>490912</text:p>
              </table:table-cell>
              <table:table-cell office:value-type="float" office:value="158164">
                <text:p>158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46">
                <text:p>17846</text:p>
              </table:table-cell>
              <table:table-cell office:value-type="float" office:value="517534">
                <text:p>517534</text:p>
              </table:table-cell>
              <table:table-cell office:value-type="float" office:value="159610">
                <text:p>1596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92">
                <text:p>17892</text:p>
              </table:table-cell>
              <table:table-cell office:value-type="float" office:value="518868">
                <text:p>518868</text:p>
              </table:table-cell>
              <table:table-cell office:value-type="float" office:value="165977">
                <text:p>165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1">
                <text:p>18271</text:p>
              </table:table-cell>
              <table:table-cell office:value-type="float" office:value="538994">
                <text:p>538994</text:p>
              </table:table-cell>
              <table:table-cell office:value-type="float" office:value="168512">
                <text:p>168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77">
                <text:p>18677</text:p>
              </table:table-cell>
              <table:table-cell office:value-type="float" office:value="550971">
                <text:p>550971</text:p>
              </table:table-cell>
              <table:table-cell office:value-type="float" office:value="178438">
                <text:p>178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2">
                <text:p>19022</text:p>
              </table:table-cell>
              <table:table-cell office:value-type="float" office:value="570660">
                <text:p>570660</text:p>
              </table:table-cell>
              <table:table-cell office:value-type="float" office:value="184735">
                <text:p>184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89cm" svg:y="3.952cm" style:legend-expansion="high" chart:style-name="ch2"/>
        <chart:plot-area chart:style-name="ch3" table:cell-range-address="Sheet1.B1:Sheet1.B101 Sheet1.K1:Sheet1.K101" chart:data-source-has-labels="row" svg:x="0.77cm" svg:y="0.855cm" svg:width="9.88cm" svg:height="7.545cm">
          <chartooo:coordinate-region svg:x="1.947cm" svg:y="1.055cm" svg:width="8.649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K2:Sheet1.K101" chart:label-cell-address="Sheet1.K1:Sheet1.K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tiempo/deg*1000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2:Sheet1.B101</svg:desc>
                </draw:g>
              </table:table-cell>
              <table:table-cell office:value-type="float" office:value="23.2456666666667">
                <text:p>23.2456666666667</text:p>
                <draw:g>
                  <svg:desc>Sheet1.K2:Sheet1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86.697619047619">
                <text:p>286.69761904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4.2669837398374">
                <text:p>4.2669837398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4.25022916666667">
                <text:p>4.2502291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4.29035265700483">
                <text:p>4.29035265700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2.93336111111111">
                <text:p>2.93336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2.99030973451327">
                <text:p>2.9903097345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2.89382432432432">
                <text:p>2.89382432432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">
                <text:p>193</text:p>
              </table:table-cell>
              <table:table-cell office:value-type="float" office:value="3.14770984455959">
                <text:p>3.14770984455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">
                <text:p>212</text:p>
              </table:table-cell>
              <table:table-cell office:value-type="float" office:value="3.22778301886792">
                <text:p>3.22778301886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3.43114754098361">
                <text:p>3.43114754098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">
                <text:p>328</text:p>
              </table:table-cell>
              <table:table-cell office:value-type="float" office:value="2.55135017421603">
                <text:p>2.55135017421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">
                <text:p>361</text:p>
              </table:table-cell>
              <table:table-cell office:value-type="float" office:value="2.58601503759398">
                <text:p>2.58601503759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  <table:table-cell office:value-type="float" office:value="2.49709702062643">
                <text:p>2.49709702062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">
                <text:p>446</text:p>
              </table:table-cell>
              <table:table-cell office:value-type="float" office:value="2.23007847533632">
                <text:p>2.23007847533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7">
                <text:p>527</text:p>
              </table:table-cell>
              <table:table-cell office:value-type="float" office:value="2.10853889943074">
                <text:p>2.10853889943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7">
                <text:p>617</text:p>
              </table:table-cell>
              <table:table-cell office:value-type="float" office:value="1.98461912479741">
                <text:p>1.98461912479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8">
                <text:p>688</text:p>
              </table:table-cell>
              <table:table-cell office:value-type="float" office:value="2.05856236786469">
                <text:p>2.05856236786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2">
                <text:p>792</text:p>
              </table:table-cell>
              <table:table-cell office:value-type="float" office:value="2.10152662993572">
                <text:p>2.10152662993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9">
                <text:p>829</text:p>
              </table:table-cell>
              <table:table-cell office:value-type="float" office:value="2.00833424717623">
                <text:p>2.00833424717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2.06393595041322">
                <text:p>2.06393595041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">
                <text:p>970</text:p>
              </table:table-cell>
              <table:table-cell office:value-type="float" office:value="1.95137457044674">
                <text:p>1.95137457044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">
                <text:p>1068</text:p>
              </table:table-cell>
              <table:table-cell office:value-type="float" office:value="1.88697061365601">
                <text:p>1.88697061365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9">
                <text:p>1159</text:p>
              </table:table-cell>
              <table:table-cell office:value-type="float" office:value="1.79407740663133">
                <text:p>1.79407740663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4">
                <text:p>1254</text:p>
              </table:table-cell>
              <table:table-cell office:value-type="float" office:value="1.86075415812258">
                <text:p>1.86075415812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3">
                <text:p>1373</text:p>
              </table:table-cell>
              <table:table-cell office:value-type="float" office:value="1.80656955571741">
                <text:p>1.80656955571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7">
                <text:p>1467</text:p>
              </table:table-cell>
              <table:table-cell office:value-type="float" office:value="1.8641717791411">
                <text:p>1.86417177914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4">
                <text:p>1594</text:p>
              </table:table-cell>
              <table:table-cell office:value-type="float" office:value="1.77625078419072">
                <text:p>1.77625078419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6">
                <text:p>1676</text:p>
              </table:table-cell>
              <table:table-cell office:value-type="float" office:value="1.749971921943">
                <text:p>1.749971921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3">
                <text:p>1773</text:p>
              </table:table-cell>
              <table:table-cell office:value-type="float" office:value="1.84510363790186">
                <text:p>1.84510363790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3">
                <text:p>1863</text:p>
              </table:table-cell>
              <table:table-cell office:value-type="float" office:value="1.87932769726248">
                <text:p>1.87932769726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3">
                <text:p>2083</text:p>
              </table:table-cell>
              <table:table-cell office:value-type="float" office:value="1.77009388168774">
                <text:p>1.77009388168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90">
                <text:p>2190</text:p>
              </table:table-cell>
              <table:table-cell office:value-type="float" office:value="1.72123047344388">
                <text:p>1.72123047344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4">
                <text:p>2194</text:p>
              </table:table-cell>
              <table:table-cell office:value-type="float" office:value="1.67790865038622">
                <text:p>1.67790865038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1">
                <text:p>2371</text:p>
              </table:table-cell>
              <table:table-cell office:value-type="float" office:value="1.73978778663233">
                <text:p>1.73978778663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8">
                <text:p>2508</text:p>
              </table:table-cell>
              <table:table-cell office:value-type="float" office:value="1.79072022160665">
                <text:p>1.79072022160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5">
                <text:p>2735</text:p>
              </table:table-cell>
              <table:table-cell office:value-type="float" office:value="1.49791416383738">
                <text:p>1.49791416383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7">
                <text:p>2897</text:p>
              </table:table-cell>
              <table:table-cell office:value-type="float" office:value="1.36352339410676">
                <text:p>1.36352339410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28">
                <text:p>2928</text:p>
              </table:table-cell>
              <table:table-cell office:value-type="float" office:value="1.90061475409836">
                <text:p>1.90061475409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1">
                <text:p>3031</text:p>
              </table:table-cell>
              <table:table-cell office:value-type="float" office:value="1.62328950055773">
                <text:p>1.623289500557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0">
                <text:p>3290</text:p>
              </table:table-cell>
              <table:table-cell office:value-type="float" office:value="1.61616228359984">
                <text:p>1.61616228359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0">
                <text:p>3390</text:p>
              </table:table-cell>
              <table:table-cell office:value-type="float" office:value="1.74601769911504">
                <text:p>1.74601769911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7">
                <text:p>3497</text:p>
              </table:table-cell>
              <table:table-cell office:value-type="float" office:value="1.72526451243923">
                <text:p>1.72526451243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7">
                <text:p>3677</text:p>
              </table:table-cell>
              <table:table-cell office:value-type="float" office:value="1.66350512192911">
                <text:p>1.66350512192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81">
                <text:p>4081</text:p>
              </table:table-cell>
              <table:table-cell office:value-type="float" office:value="1.35075825641863">
                <text:p>1.35075825641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">
                <text:p>4161</text:p>
              </table:table-cell>
              <table:table-cell office:value-type="float" office:value="1.61345652309363">
                <text:p>1.61345652309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7">
                <text:p>4347</text:p>
              </table:table-cell>
              <table:table-cell office:value-type="float" office:value="1.42727636769505">
                <text:p>1.42727636769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99">
                <text:p>4499</text:p>
              </table:table-cell>
              <table:table-cell office:value-type="float" office:value="1.2815149398279">
                <text:p>1.2815149398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85">
                <text:p>4685</text:p>
              </table:table-cell>
              <table:table-cell office:value-type="float" office:value="1.35012959292575">
                <text:p>1.35012959292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1.43429978888107">
                <text:p>1.43429978888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9">
                <text:p>5009</text:p>
              </table:table-cell>
              <table:table-cell office:value-type="float" office:value="1.45590351161014">
                <text:p>1.45590351161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9">
                <text:p>5209</text:p>
              </table:table-cell>
              <table:table-cell office:value-type="float" office:value="1.57499288366951">
                <text:p>1.57499288366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59">
                <text:p>5559</text:p>
              </table:table-cell>
              <table:table-cell office:value-type="float" office:value="1.53207636265515">
                <text:p>1.53207636265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49">
                <text:p>5649</text:p>
              </table:table-cell>
              <table:table-cell office:value-type="float" office:value="1.58259240859073">
                <text:p>1.58259240859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05">
                <text:p>5805</text:p>
              </table:table-cell>
              <table:table-cell office:value-type="float" office:value="1.48637714984302">
                <text:p>1.48637714984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86">
                <text:p>6086</text:p>
              </table:table-cell>
              <table:table-cell office:value-type="float" office:value="1.48283691333313">
                <text:p>1.48283691333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21">
                <text:p>6221</text:p>
              </table:table-cell>
              <table:table-cell office:value-type="float" office:value="1.47188956759363">
                <text:p>1.47188956759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49">
                <text:p>6549</text:p>
              </table:table-cell>
              <table:table-cell office:value-type="float" office:value="1.42910008712601">
                <text:p>1.42910008712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86">
                <text:p>6786</text:p>
              </table:table-cell>
              <table:table-cell office:value-type="float" office:value="1.55311776346259">
                <text:p>1.55311776346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83">
                <text:p>6983</text:p>
              </table:table-cell>
              <table:table-cell office:value-type="float" office:value="1.57396932232247">
                <text:p>1.57396932232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94">
                <text:p>7094</text:p>
              </table:table-cell>
              <table:table-cell office:value-type="float" office:value="1.51063272785855">
                <text:p>1.51063272785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44">
                <text:p>7444</text:p>
              </table:table-cell>
              <table:table-cell office:value-type="float" office:value="1.48572302824049">
                <text:p>1.485723028240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48">
                <text:p>7648</text:p>
              </table:table-cell>
              <table:table-cell office:value-type="float" office:value="1.55512481623883">
                <text:p>1.55512481623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68">
                <text:p>7968</text:p>
              </table:table-cell>
              <table:table-cell office:value-type="float" office:value="1.51239417127971">
                <text:p>1.51239417127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41">
                <text:p>8241</text:p>
              </table:table-cell>
              <table:table-cell office:value-type="float" office:value="1.54671763135542">
                <text:p>1.54671763135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4">
                <text:p>8364</text:p>
              </table:table-cell>
              <table:table-cell office:value-type="float" office:value="1.50898273301618">
                <text:p>1.508982733016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80">
                <text:p>8680</text:p>
              </table:table-cell>
              <table:table-cell office:value-type="float" office:value="1.5866935483871">
                <text:p>1.5866935483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4">
                <text:p>9094</text:p>
              </table:table-cell>
              <table:table-cell office:value-type="float" office:value="1.62096987024412">
                <text:p>1.62096987024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78">
                <text:p>9178</text:p>
              </table:table-cell>
              <table:table-cell office:value-type="float" office:value="1.5596840801705">
                <text:p>1.5596840801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65">
                <text:p>9465</text:p>
              </table:table-cell>
              <table:table-cell office:value-type="float" office:value="1.51487183357231">
                <text:p>1.51487183357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57">
                <text:p>9857</text:p>
              </table:table-cell>
              <table:table-cell office:value-type="float" office:value="1.55716749518109">
                <text:p>1.55716749518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19">
                <text:p>10019</text:p>
              </table:table-cell>
              <table:table-cell office:value-type="float" office:value="1.61839713846018">
                <text:p>1.6183971384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05">
                <text:p>10205</text:p>
              </table:table-cell>
              <table:table-cell office:value-type="float" office:value="1.49852671399109">
                <text:p>1.49852671399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20">
                <text:p>10520</text:p>
              </table:table-cell>
              <table:table-cell office:value-type="float" office:value="1.62307454239986">
                <text:p>1.62307454239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58">
                <text:p>10858</text:p>
              </table:table-cell>
              <table:table-cell office:value-type="float" office:value="1.63163942798774">
                <text:p>1.63163942798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84">
                <text:p>11284</text:p>
              </table:table-cell>
              <table:table-cell office:value-type="float" office:value="1.56534069016537">
                <text:p>1.56534069016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78">
                <text:p>11378</text:p>
              </table:table-cell>
              <table:table-cell office:value-type="float" office:value="1.52422294741186">
                <text:p>1.52422294741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27">
                <text:p>11727</text:p>
              </table:table-cell>
              <table:table-cell office:value-type="float" office:value="1.47736901023098">
                <text:p>1.47736901023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12">
                <text:p>11912</text:p>
              </table:table-cell>
              <table:table-cell office:value-type="float" office:value="1.55376127059429">
                <text:p>1.55376127059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45">
                <text:p>12245</text:p>
              </table:table-cell>
              <table:table-cell office:value-type="float" office:value="1.5961276711583">
                <text:p>1.5961276711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90">
                <text:p>12490</text:p>
              </table:table-cell>
              <table:table-cell office:value-type="float" office:value="1.57597056368499">
                <text:p>1.57597056368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76">
                <text:p>12676</text:p>
              </table:table-cell>
              <table:table-cell office:value-type="float" office:value="1.58369326548859">
                <text:p>1.58369326548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07">
                <text:p>13107</text:p>
              </table:table-cell>
              <table:table-cell office:value-type="float" office:value="1.63227937089233">
                <text:p>1.63227937089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08">
                <text:p>13708</text:p>
              </table:table-cell>
              <table:table-cell office:value-type="float" office:value="1.53431229509604">
                <text:p>1.534312295096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67">
                <text:p>13867</text:p>
              </table:table-cell>
              <table:table-cell office:value-type="float" office:value="1.62425394185943">
                <text:p>1.62425394185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56">
                <text:p>14056</text:p>
              </table:table-cell>
              <table:table-cell office:value-type="float" office:value="1.62947649179194">
                <text:p>1.629476491791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46">
                <text:p>14446</text:p>
              </table:table-cell>
              <table:table-cell office:value-type="float" office:value="1.59603173956832">
                <text:p>1.59603173956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3">
                <text:p>14773</text:p>
              </table:table-cell>
              <table:table-cell office:value-type="float" office:value="1.52152575644757">
                <text:p>1.521525756447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96">
                <text:p>14996</text:p>
              </table:table-cell>
              <table:table-cell office:value-type="float" office:value="1.60918552639678">
                <text:p>1.60918552639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52">
                <text:p>15452</text:p>
              </table:table-cell>
              <table:table-cell office:value-type="float" office:value="1.60123105243478">
                <text:p>1.601231052434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67">
                <text:p>15767</text:p>
              </table:table-cell>
              <table:table-cell office:value-type="float" office:value="1.56000161441907">
                <text:p>1.56000161441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66">
                <text:p>16466</text:p>
              </table:table-cell>
              <table:table-cell office:value-type="float" office:value="1.54662132070124">
                <text:p>1.54662132070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31">
                <text:p>16631</text:p>
              </table:table-cell>
              <table:table-cell office:value-type="float" office:value="1.55555030622675">
                <text:p>1.555550306226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06">
                <text:p>16906</text:p>
              </table:table-cell>
              <table:table-cell office:value-type="float" office:value="1.51036380730603">
                <text:p>1.510363807306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25">
                <text:p>17225</text:p>
              </table:table-cell>
              <table:table-cell office:value-type="float" office:value="1.610918442696">
                <text:p>1.610918442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46">
                <text:p>17846</text:p>
              </table:table-cell>
              <table:table-cell office:value-type="float" office:value="1.5420242921238">
                <text:p>1.54202429212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92">
                <text:p>17892</text:p>
              </table:table-cell>
              <table:table-cell office:value-type="float" office:value="1.59941449463062">
                <text:p>1.59941449463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1">
                <text:p>18271</text:p>
              </table:table-cell>
              <table:table-cell office:value-type="float" office:value="1.56320704571197">
                <text:p>1.56320704571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77">
                <text:p>18677</text:p>
              </table:table-cell>
              <table:table-cell office:value-type="float" office:value="1.61930335779618">
                <text:p>1.619303357796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2">
                <text:p>19022</text:p>
              </table:table-cell>
              <table:table-cell office:value-type="float" office:value="1.61860827813409">
                <text:p>1.6186082781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3cm" svg:y="3.703cm" style:legend-expansion="high" chart:style-name="ch2"/>
        <chart:plot-area chart:style-name="ch3" table:cell-range-address="Sheet1.E1:Sheet1.E101 Sheet1.I1:Sheet1.J101" chart:data-source-has-labels="row" svg:x="0.824cm" svg:y="0.722cm" svg:width="10.943cm" svg:height="7.544cm">
          <chartooo:coordinate-region svg:x="2.186cm" svg:y="0.921cm" svg:width="9.581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01" chart:label-cell-address="Sheet1.E1:Sheet1.E1" chart:class="chart:line">
            <chart:data-point chart:repeated="100"/>
          </chart:series>
          <chart:series chart:style-name="ch7" chart:values-cell-range-address="Sheet1.I2:Sheet1.I101" chart:label-cell-address="Sheet1.I1:Sheet1.I1" chart:class="chart:line">
            <chart:data-point chart:repeated="100"/>
          </chart:series>
          <chart:series chart:style-name="ch8" chart:values-cell-range-address="Sheet1.J2:Sheet1.J101" chart:label-cell-address="Sheet1.J1:Sheet1.J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draw:g>
                  <svg:desc>Sheet1.E1:Sheet1.E1</svg:desc>
                </draw:g>
              </table:table-cell>
              <table:table-cell office:value-type="string">
                <text:p>1/2*degeneraty</text:p>
                <draw:g>
                  <svg:desc>Sheet1.I1:Sheet1.I1</svg:desc>
                </draw:g>
              </table:table-cell>
              <table:table-cell office:value-type="string">
                <text:p>Ms//1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E2:Sheet1.E101</svg:desc>
                </draw:g>
              </table:table-cell>
              <table:table-cell office:value-type="float" office:value="4">
                <text:p>4</text:p>
                <draw:g>
                  <svg:desc>Sheet1.I2:Sheet1.I101</svg:desc>
                </draw:g>
              </table:table-cell>
              <table:table-cell office:value-type="float" office:value="21">
                <text:p>21</text:p>
                <draw:g>
                  <svg:desc>Sheet1.J2:Sheet1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1">
                <text:p>2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789">
                <text:p>0.215789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8621">
                <text:p>0.158621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1261">
                <text:p>0.151261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4872">
                <text:p>0.144872</text:p>
              </table:table-cell>
              <table:table-cell office:value-type="float" office:value="226">
                <text:p>2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495">
                <text:p>0.149495</text:p>
              </table:table-cell>
              <table:table-cell office:value-type="float" office:value="370">
                <text:p>3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7551">
                <text:p>0.157551</text:p>
              </table:table-cell>
              <table:table-cell office:value-type="float" office:value="482">
                <text:p>4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2761">
                <text:p>0.142761</text:p>
              </table:table-cell>
              <table:table-cell office:value-type="float" office:value="530">
                <text:p>53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853">
                <text:p>0.137853</text:p>
              </table:table-cell>
              <table:table-cell office:value-type="float" office:value="732">
                <text:p>73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7692">
                <text:p>0.157692</text:p>
              </table:table-cell>
              <table:table-cell office:value-type="float" office:value="1148">
                <text:p>114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9482">
                <text:p>0.149482</text:p>
              </table:table-cell>
              <table:table-cell office:value-type="float" office:value="1263">
                <text:p>126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4775">
                <text:p>0.134775</text:p>
              </table:table-cell>
              <table:table-cell office:value-type="float" office:value="1309">
                <text:p>130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1139">
                <text:p>0.141139</text:p>
              </table:table-cell>
              <table:table-cell office:value-type="float" office:value="1784">
                <text:p>1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7619">
                <text:p>0.147619</text:p>
              </table:table-cell>
              <table:table-cell office:value-type="float" office:value="2371">
                <text:p>23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4057">
                <text:p>0.154057</text:p>
              </table:table-cell>
              <table:table-cell office:value-type="float" office:value="3085">
                <text:p>308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4087">
                <text:p>0.154087</text:p>
              </table:table-cell>
              <table:table-cell office:value-type="float" office:value="3784">
                <text:p>378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4356">
                <text:p>435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1832">
                <text:p>0.151832</text:p>
              </table:table-cell>
              <table:table-cell office:value-type="float" office:value="4559">
                <text:p>4559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6789">
                <text:p>0.146789</text:p>
              </table:table-cell>
              <table:table-cell office:value-type="float" office:value="4840">
                <text:p>484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7979">
                <text:p>0.147979</text:p>
              </table:table-cell>
              <table:table-cell office:value-type="float" office:value="5820">
                <text:p>582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958">
                <text:p>0.14958</text:p>
              </table:table-cell>
              <table:table-cell office:value-type="float" office:value="6942">
                <text:p>6942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9548">
                <text:p>0.149548</text:p>
              </table:table-cell>
              <table:table-cell office:value-type="float" office:value="8113">
                <text:p>8113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9553">
                <text:p>0.149553</text:p>
              </table:table-cell>
              <table:table-cell office:value-type="float" office:value="8778">
                <text:p>8778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797">
                <text:p>0.151797</text:p>
              </table:table-cell>
              <table:table-cell office:value-type="float" office:value="10297">
                <text:p>1029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771">
                <text:p>0.150771</text:p>
              </table:table-cell>
              <table:table-cell office:value-type="float" office:value="11002">
                <text:p>1100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2682">
                <text:p>0.152682</text:p>
              </table:table-cell>
              <table:table-cell office:value-type="float" office:value="12752">
                <text:p>12752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9978">
                <text:p>0.149978</text:p>
              </table:table-cell>
              <table:table-cell office:value-type="float" office:value="14246">
                <text:p>14246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8555">
                <text:p>0.148555</text:p>
              </table:table-cell>
              <table:table-cell office:value-type="float" office:value="14184">
                <text:p>14184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6462">
                <text:p>0.146462</text:p>
              </table:table-cell>
              <table:table-cell office:value-type="float" office:value="14904">
                <text:p>14904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3954">
                <text:p>0.153954</text:p>
              </table:table-cell>
              <table:table-cell office:value-type="float" office:value="18747">
                <text:p>18747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2454">
                <text:p>0.152454</text:p>
              </table:table-cell>
              <table:table-cell office:value-type="float" office:value="20805">
                <text:p>20805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4105">
                <text:p>0.144105</text:p>
              </table:table-cell>
              <table:table-cell office:value-type="float" office:value="20843">
                <text:p>20843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7176">
                <text:p>0.147176</text:p>
              </table:table-cell>
              <table:table-cell office:value-type="float" office:value="22524">
                <text:p>2252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7356">
                <text:p>0.147356</text:p>
              </table:table-cell>
              <table:table-cell office:value-type="float" office:value="23826">
                <text:p>23826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2325">
                <text:p>0.152325</text:p>
              </table:table-cell>
              <table:table-cell office:value-type="float" office:value="28717">
                <text:p>28717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3159">
                <text:p>0.153159</text:p>
              </table:table-cell>
              <table:table-cell office:value-type="float" office:value="31867">
                <text:p>31867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7136">
                <text:p>0.147136</text:p>
              </table:table-cell>
              <table:table-cell office:value-type="float" office:value="30744">
                <text:p>30744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4955">
                <text:p>0.144955</text:p>
              </table:table-cell>
              <table:table-cell office:value-type="float" office:value="31825">
                <text:p>31825</text:p>
              </table:table-cell>
              <table:table-cell office:value-type="float" office:value="10332">
                <text:p>1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992">
                <text:p>0.14992</text:p>
              </table:table-cell>
              <table:table-cell office:value-type="float" office:value="37835">
                <text:p>37835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7359">
                <text:p>0.147359</text:p>
              </table:table-cell>
              <table:table-cell office:value-type="float" office:value="38985">
                <text:p>38985</text:p>
              </table:table-cell>
              <table:table-cell office:value-type="float" office:value="13614">
                <text:p>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5164">
                <text:p>0.145164</text:p>
              </table:table-cell>
              <table:table-cell office:value-type="float" office:value="41964">
                <text:p>41964</text:p>
              </table:table-cell>
              <table:table-cell office:value-type="float" office:value="14480">
                <text:p>14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5913">
                <text:p>0.145913</text:p>
              </table:table-cell>
              <table:table-cell office:value-type="float" office:value="44124">
                <text:p>44124</text:p>
              </table:table-cell>
              <table:table-cell office:value-type="float" office:value="14680">
                <text:p>14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4965">
                <text:p>0.154965</text:p>
              </table:table-cell>
              <table:table-cell office:value-type="float" office:value="55093">
                <text:p>55093</text:p>
              </table:table-cell>
              <table:table-cell office:value-type="float" office:value="14884">
                <text:p>14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1337">
                <text:p>0.151337</text:p>
              </table:table-cell>
              <table:table-cell office:value-type="float" office:value="56173">
                <text:p>56173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1569">
                <text:p>0.151569</text:p>
              </table:table-cell>
              <table:table-cell office:value-type="float" office:value="58684">
                <text:p>58684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0519">
                <text:p>0.150519</text:p>
              </table:table-cell>
              <table:table-cell office:value-type="float" office:value="62986">
                <text:p>62986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522">
                <text:p>0.150522</text:p>
              </table:table-cell>
              <table:table-cell office:value-type="float" office:value="65590">
                <text:p>65590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1305">
                <text:p>0.151305</text:p>
              </table:table-cell>
              <table:table-cell office:value-type="float" office:value="71050">
                <text:p>71050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8767">
                <text:p>0.148767</text:p>
              </table:table-cell>
              <table:table-cell office:value-type="float" office:value="72630">
                <text:p>72630</text:p>
              </table:table-cell>
              <table:table-cell office:value-type="float" office:value="21149">
                <text:p>21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8914">
                <text:p>0.148914</text:p>
              </table:table-cell>
              <table:table-cell office:value-type="float" office:value="75530">
                <text:p>75530</text:p>
              </table:table-cell>
              <table:table-cell office:value-type="float" office:value="23792">
                <text:p>23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077">
                <text:p>0.153077</text:p>
              </table:table-cell>
              <table:table-cell office:value-type="float" office:value="88944">
                <text:p>88944</text:p>
              </table:table-cell>
              <table:table-cell office:value-type="float" office:value="27254">
                <text:p>27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994">
                <text:p>0.14994</text:p>
              </table:table-cell>
              <table:table-cell office:value-type="float" office:value="87559">
                <text:p>87559</text:p>
              </table:table-cell>
              <table:table-cell office:value-type="float" office:value="27714">
                <text:p>27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8618">
                <text:p>0.148618</text:p>
              </table:table-cell>
              <table:table-cell office:value-type="float" office:value="89977">
                <text:p>89977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0383">
                <text:p>0.150383</text:p>
              </table:table-cell>
              <table:table-cell office:value-type="float" office:value="100419">
                <text:p>100419</text:p>
              </table:table-cell>
              <table:table-cell office:value-type="float" office:value="29781">
                <text:p>29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8455">
                <text:p>0.148455</text:p>
              </table:table-cell>
              <table:table-cell office:value-type="float" office:value="99536">
                <text:p>99536</text:p>
              </table:table-cell>
              <table:table-cell office:value-type="float" office:value="29301">
                <text:p>29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5102">
                <text:p>0.15102</text:p>
              </table:table-cell>
              <table:table-cell office:value-type="float" office:value="111333">
                <text:p>111333</text:p>
              </table:table-cell>
              <table:table-cell office:value-type="float" office:value="31821">
                <text:p>3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1304">
                <text:p>0.151304</text:p>
              </table:table-cell>
              <table:table-cell office:value-type="float" office:value="118755">
                <text:p>118755</text:p>
              </table:table-cell>
              <table:table-cell office:value-type="float" office:value="36888">
                <text:p>36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0626">
                <text:p>0.150626</text:p>
              </table:table-cell>
              <table:table-cell office:value-type="float" office:value="125694">
                <text:p>125694</text:p>
              </table:table-cell>
              <table:table-cell office:value-type="float" office:value="39568">
                <text:p>39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8116">
                <text:p>0.148116</text:p>
              </table:table-cell>
              <table:table-cell office:value-type="float" office:value="124145">
                <text:p>124145</text:p>
              </table:table-cell>
              <table:table-cell office:value-type="float" office:value="37508">
                <text:p>37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0521">
                <text:p>0.150521</text:p>
              </table:table-cell>
              <table:table-cell office:value-type="float" office:value="133992">
                <text:p>133992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9843">
                <text:p>0.149843</text:p>
              </table:table-cell>
              <table:table-cell office:value-type="float" office:value="141488">
                <text:p>141488</text:p>
              </table:table-cell>
              <table:table-cell office:value-type="float" office:value="44006">
                <text:p>44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1339">
                <text:p>0.151339</text:p>
              </table:table-cell>
              <table:table-cell office:value-type="float" office:value="147408">
                <text:p>147408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181">
                <text:p>0.15181</text:p>
              </table:table-cell>
              <table:table-cell office:value-type="float" office:value="156579">
                <text:p>156579</text:p>
              </table:table-cell>
              <table:table-cell office:value-type="float" office:value="48437">
                <text:p>48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9504">
                <text:p>0.149504</text:p>
              </table:table-cell>
              <table:table-cell office:value-type="float" office:value="158916">
                <text:p>158916</text:p>
              </table:table-cell>
              <table:table-cell office:value-type="float" office:value="47960">
                <text:p>479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0616">
                <text:p>0.150616</text:p>
              </table:table-cell>
              <table:table-cell office:value-type="float" office:value="173600">
                <text:p>173600</text:p>
              </table:table-cell>
              <table:table-cell office:value-type="float" office:value="55090">
                <text:p>550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3252">
                <text:p>0.153252</text:p>
              </table:table-cell>
              <table:table-cell office:value-type="float" office:value="181880">
                <text:p>181880</text:p>
              </table:table-cell>
              <table:table-cell office:value-type="float" office:value="58964">
                <text:p>58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0274">
                <text:p>0.150274</text:p>
              </table:table-cell>
              <table:table-cell office:value-type="float" office:value="188149">
                <text:p>188149</text:p>
              </table:table-cell>
              <table:table-cell office:value-type="float" office:value="58691">
                <text:p>58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0633">
                <text:p>0.150633</text:p>
              </table:table-cell>
              <table:table-cell office:value-type="float" office:value="198765">
                <text:p>198765</text:p>
              </table:table-cell>
              <table:table-cell office:value-type="float" office:value="60221">
                <text:p>60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2538">
                <text:p>0.152538</text:p>
              </table:table-cell>
              <table:table-cell office:value-type="float" office:value="211925">
                <text:p>211925</text:p>
              </table:table-cell>
              <table:table-cell office:value-type="float" office:value="66001">
                <text:p>66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082">
                <text:p>0.15082</text:p>
              </table:table-cell>
              <table:table-cell office:value-type="float" office:value="215408">
                <text:p>215408</text:p>
              </table:table-cell>
              <table:table-cell office:value-type="float" office:value="69723">
                <text:p>69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9491">
                <text:p>0.149491</text:p>
              </table:table-cell>
              <table:table-cell office:value-type="float" office:value="219407">
                <text:p>219407</text:p>
              </table:table-cell>
              <table:table-cell office:value-type="float" office:value="65758">
                <text:p>65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0018">
                <text:p>0.150018</text:p>
              </table:table-cell>
              <table:table-cell office:value-type="float" office:value="226180">
                <text:p>226180</text:p>
              </table:table-cell>
              <table:table-cell office:value-type="float" office:value="73421">
                <text:p>73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0785">
                <text:p>0.150785</text:p>
              </table:table-cell>
              <table:table-cell office:value-type="float" office:value="238876">
                <text:p>238876</text:p>
              </table:table-cell>
              <table:table-cell office:value-type="float" office:value="77952">
                <text:p>77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2652">
                <text:p>0.152652</text:p>
              </table:table-cell>
              <table:table-cell office:value-type="float" office:value="259532">
                <text:p>259532</text:p>
              </table:table-cell>
              <table:table-cell office:value-type="float" office:value="81251">
                <text:p>81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97">
                <text:p>0.149997</text:p>
              </table:table-cell>
              <table:table-cell office:value-type="float" office:value="261694">
                <text:p>261694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0704">
                <text:p>0.150704</text:p>
              </table:table-cell>
              <table:table-cell office:value-type="float" office:value="275584">
                <text:p>275584</text:p>
              </table:table-cell>
              <table:table-cell office:value-type="float" office:value="81428">
                <text:p>8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273">
                <text:p>0.149273</text:p>
              </table:table-cell>
              <table:table-cell office:value-type="float" office:value="279932">
                <text:p>279932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9676">
                <text:p>0.149676</text:p>
              </table:table-cell>
              <table:table-cell office:value-type="float" office:value="293880">
                <text:p>293880</text:p>
              </table:table-cell>
              <table:table-cell office:value-type="float" office:value="93814">
                <text:p>93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8965">
                <text:p>0.148965</text:p>
              </table:table-cell>
              <table:table-cell office:value-type="float" office:value="293515">
                <text:p>293515</text:p>
              </table:table-cell>
              <table:table-cell office:value-type="float" office:value="92514">
                <text:p>92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558">
                <text:p>0.147558</text:p>
              </table:table-cell>
              <table:table-cell office:value-type="float" office:value="304224">
                <text:p>304224</text:p>
              </table:table-cell>
              <table:table-cell office:value-type="float" office:value="96360">
                <text:p>96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896">
                <text:p>0.14896</text:p>
              </table:table-cell>
              <table:table-cell office:value-type="float" office:value="321121">
                <text:p>321121</text:p>
              </table:table-cell>
              <table:table-cell office:value-type="float" office:value="104832">
                <text:p>104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2142">
                <text:p>0.152142</text:p>
              </table:table-cell>
              <table:table-cell office:value-type="float" office:value="349554">
                <text:p>349554</text:p>
              </table:table-cell>
              <table:table-cell office:value-type="float" office:value="107265">
                <text:p>107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0344">
                <text:p>0.150344</text:p>
              </table:table-cell>
              <table:table-cell office:value-type="float" office:value="353608">
                <text:p>353608</text:p>
              </table:table-cell>
              <table:table-cell office:value-type="float" office:value="114870">
                <text:p>1148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8906">
                <text:p>0.148906</text:p>
              </table:table-cell>
              <table:table-cell office:value-type="float" office:value="358428">
                <text:p>358428</text:p>
              </table:table-cell>
              <table:table-cell office:value-type="float" office:value="116810">
                <text:p>1168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9575">
                <text:p>0.149575</text:p>
              </table:table-cell>
              <table:table-cell office:value-type="float" office:value="368373">
                <text:p>368373</text:p>
              </table:table-cell>
              <table:table-cell office:value-type="float" office:value="117587">
                <text:p>117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9539">
                <text:p>0.149539</text:p>
              </table:table-cell>
              <table:table-cell office:value-type="float" office:value="384098">
                <text:p>384098</text:p>
              </table:table-cell>
              <table:table-cell office:value-type="float" office:value="116883">
                <text:p>116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8438">
                <text:p>0.148438</text:p>
              </table:table-cell>
              <table:table-cell office:value-type="float" office:value="389896">
                <text:p>389896</text:p>
              </table:table-cell>
              <table:table-cell office:value-type="float" office:value="125483">
                <text:p>125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9605">
                <text:p>0.149605</text:p>
              </table:table-cell>
              <table:table-cell office:value-type="float" office:value="417204">
                <text:p>417204</text:p>
              </table:table-cell>
              <table:table-cell office:value-type="float" office:value="133608">
                <text:p>133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9351">
                <text:p>0.149351</text:p>
              </table:table-cell>
              <table:table-cell office:value-type="float" office:value="433592">
                <text:p>433592</text:p>
              </table:table-cell>
              <table:table-cell office:value-type="float" office:value="135281">
                <text:p>135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2633">
                <text:p>0.152633</text:p>
              </table:table-cell>
              <table:table-cell office:value-type="float" office:value="469281">
                <text:p>469281</text:p>
              </table:table-cell>
              <table:table-cell office:value-type="float" office:value="145160">
                <text:p>145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0896">
                <text:p>0.150896</text:p>
              </table:table-cell>
              <table:table-cell office:value-type="float" office:value="465668">
                <text:p>465668</text:p>
              </table:table-cell>
              <table:table-cell office:value-type="float" office:value="144874">
                <text:p>144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0175">
                <text:p>0.150175</text:p>
              </table:table-cell>
              <table:table-cell office:value-type="float" office:value="481821">
                <text:p>481821</text:p>
              </table:table-cell>
              <table:table-cell office:value-type="float" office:value="145545">
                <text:p>145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9835">
                <text:p>0.149835</text:p>
              </table:table-cell>
              <table:table-cell office:value-type="float" office:value="490912">
                <text:p>490912</text:p>
              </table:table-cell>
              <table:table-cell office:value-type="float" office:value="158164">
                <text:p>158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2049">
                <text:p>0.152049</text:p>
              </table:table-cell>
              <table:table-cell office:value-type="float" office:value="517534">
                <text:p>517534</text:p>
              </table:table-cell>
              <table:table-cell office:value-type="float" office:value="159610">
                <text:p>1596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9343">
                <text:p>0.149343</text:p>
              </table:table-cell>
              <table:table-cell office:value-type="float" office:value="518868">
                <text:p>518868</text:p>
              </table:table-cell>
              <table:table-cell office:value-type="float" office:value="165977">
                <text:p>165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9438">
                <text:p>0.149438</text:p>
              </table:table-cell>
              <table:table-cell office:value-type="float" office:value="538994">
                <text:p>538994</text:p>
              </table:table-cell>
              <table:table-cell office:value-type="float" office:value="168512">
                <text:p>168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9715">
                <text:p>0.149715</text:p>
              </table:table-cell>
              <table:table-cell office:value-type="float" office:value="550971">
                <text:p>550971</text:p>
              </table:table-cell>
              <table:table-cell office:value-type="float" office:value="178438">
                <text:p>178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9474">
                <text:p>0.149474</text:p>
              </table:table-cell>
              <table:table-cell office:value-type="float" office:value="570660">
                <text:p>570660</text:p>
              </table:table-cell>
              <table:table-cell office:value-type="float" office:value="184735">
                <text:p>1847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